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paragraph-properties fo:text-align="start" style:justify-single-word="false"/>
      <style:text-properties style:font-name="Calibri1" fo:language="pl" fo:country="PL"/>
    </style:style>
    <style:style style:name="P5" style:family="paragraph" style:parent-style-name="Dialog">
      <style:text-properties fo:language="pl" fo:country="PL"/>
    </style:style>
    <style:style style:name="P6" style:family="paragraph" style:parent-style-name="Dialog">
      <style:text-properties style:font-name="Calibri1"/>
    </style:style>
    <style:style style:name="P7" style:family="paragraph" style:parent-style-name="Dialog">
      <style:paragraph-properties fo:text-align="center" style:justify-single-word="false"/>
      <style:text-properties style:font-name="Calibri1"/>
    </style:style>
    <style:style style:name="P8" style:family="paragraph" style:parent-style-name="Dialog">
      <style:text-properties style:font-name="Calibri"/>
    </style:style>
    <style:style style:name="P9" style:family="paragraph" style:parent-style-name="Text_20_body">
      <style:text-properties fo:language="pl" fo:country="PL"/>
    </style:style>
    <style:style style:name="P10" style:family="paragraph" style:parent-style-name="Text_20_body">
      <style:text-properties style:font-name="Calibri1"/>
    </style:style>
    <style:style style:name="P11" style:family="paragraph" style:parent-style-name="Standard">
      <style:text-properties fo:language="pl" fo:country="PL"/>
    </style:style>
    <style:style style:name="P12" style:family="paragraph" style:parent-style-name="Heading" style:master-page-name="Standard">
      <style:paragraph-properties style:page-number="auto"/>
      <style:text-properties fo:language="pl" fo:country="PL"/>
    </style:style>
    <style:style style:name="P13" style:family="paragraph" style:parent-style-name="Heading_20_2">
      <style:text-properties fo:language="pl" fo:country="PL"/>
    </style:style>
    <style:style style:name="P14" style:family="paragraph" style:parent-style-name="Heading_20_2">
      <style:paragraph-properties fo:break-before="page"/>
    </style:style>
    <style:style style:name="P15" style:family="paragraph" style:parent-style-name="Heading_20_2">
      <style:paragraph-properties fo:break-before="page"/>
      <style:text-properties fo:language="pl" fo:country="PL"/>
    </style:style>
    <style:style style:name="P16" style:family="paragraph" style:parent-style-name="Heading_20_2" style:list-style-name="WWNum4">
      <style:paragraph-properties fo:break-before="page"/>
      <style:text-properties fo:language="pl" fo:country="PL"/>
    </style:style>
    <style:style style:name="P17" style:family="paragraph" style:parent-style-name="Heading_20_3">
      <style:text-properties fo:language="pl" fo:country="PL"/>
    </style:style>
    <style:style style:name="P18" style:family="paragraph" style:parent-style-name="List_20_Paragraph" style:list-style-name="WWNum1">
      <style:text-properties fo:language="pl" fo:country="PL"/>
    </style:style>
    <style:style style:name="P19" style:family="paragraph" style:parent-style-name="List_20_Paragraph" style:list-style-name="WWNum2">
      <style:text-properties fo:language="pl" fo:country="PL"/>
    </style:style>
    <style:style style:name="P20" style:family="paragraph" style:parent-style-name="Text_20_body">
      <style:paragraph-properties fo:text-align="center" style:justify-single-word="false"/>
      <style:text-properties style:font-name="Calibri1"/>
    </style:style>
    <style:style style:name="P21" style:family="paragraph" style:parent-style-name="Text_20_body">
      <style:text-properties style:font-name="Calibri"/>
    </style:style>
    <style:style style:name="P22" style:family="paragraph" style:parent-style-name="Text_20_body">
      <style:paragraph-properties fo:text-align="center" style:justify-single-word="false"/>
    </style:style>
    <style:style style:name="P23" style:family="paragraph" style:parent-style-name="Dialog">
      <style:text-properties style:font-name="Calibri1"/>
    </style:style>
    <style:style style:name="P24" style:family="paragraph" style:parent-style-name="Dialog" style:list-style-name="L1"/>
    <style:style style:name="P25"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pl" fo:country="PL"/>
    </style:style>
    <style:style style:name="T2" style:family="text">
      <style:text-properties fo:language="pl" fo:country="PL" fo:font-weight="bold" style:font-weight-asian="bold"/>
    </style:style>
    <style:style style:name="T3" style:family="text">
      <style:text-properties fo:language="pl" fo:country="PL" fo:background-color="#ffff00"/>
    </style:style>
    <style:style style:name="T4" style:family="text">
      <style:text-properties fo:color="#ff0000" fo:language="pl" fo:country="PL"/>
    </style:style>
    <style:style style:name="T5" style:family="text">
      <style:text-properties fo:color="#000000" fo:language="pl" fo:country="PL"/>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1" fo:background-color="transparent"/>
    </style:style>
    <style:style style:name="T9" style:family="text">
      <style:text-properties style:font-name="Calibri"/>
    </style:style>
    <style:style style:name="T10" style:family="text">
      <style:text-properties style:font-name="Calibri" fo:language="pl" fo:country="PL"/>
    </style:style>
    <style:style style:name="T11" style:family="text">
      <style:text-properties fo:background-color="#ffff00"/>
    </style:style>
    <style:style style:name="T12" style:family="text">
      <style:text-properties fo:background-color="transparent"/>
    </style:style>
    <style:style style:name="T13" style:family="text">
      <style:text-properties style:font-name="Calibri1"/>
    </style:style>
    <style:style style:name="T14"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3" style:font-size-complex="11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Orły na Krymie – tom I, „Elekcja Inaczej”</text:p>
      <text:list xml:id="list4997072329650562480" text:style-name="Outline">
        <text:list-item>
          <text:h text:style-name="P13" text:outline-level="1">Główne założenia</text:h>
        </text:list-item>
      </text:list>
      <text:p text:style-name="P1">Opisujemy historię alternatywną Rzeczypospolitej Obojga Narodow z punktu widzenia kilku postaci, ktore początkowo są zupelnymi pionkami, potem zaś awansują.</text:p>
      <text:p text:style-name="P1">Historia alternatywna oparta jest na wątku „Elekcja 1673 inaczej” z forum historycy.org . POD jest wybór Hetmana Wielkiego Jana Sobieskiego wraz z nieletnim synem Jakubem na królów Polski itp, a także przepchnięcie licznych reform usprawniających prowadzenie wojny z Turcją na tym sejmie elekcyjnym. Liczna grupa opozycjonistów została na tym sejmie zamordowana. Nasza powieść zacznie się krótko przed tym POD, podczas wojny z Turcją wkrótce po zdobyciu przez Turków Kamieńca Podolskiego i będzie wierna temu wątkowi aż do Rewolucji Pankracego, która u nas będzie bardziej dramatyczna, krwawa i dogłębna.</text:p>
      <text:list xml:id="list41523599" text:continue-numbering="true" text:style-name="Outline">
        <text:list-item>
          <text:h text:style-name="P13" text:outline-level="1">Czego jeszcze potrzebujemy</text:h>
        </text:list-item>
      </text:list>
      <text:list xml:id="list7759375493399983099" text:style-name="WWNum1">
        <text:list-item>
          <text:p text:style-name="P18"><text:s/>przeczytać początek wątku „Elekcja 1673 inaczej”</text:p>
        </text:list-item>
        <text:list-item>
          <text:p text:style-name="P18">Dowiedzieć się więcej o organizacji wojsk Rzeczypospolitej w 2-giej poł. XVII wieku</text:p>
          <text:list>
            <text:list-item>
              <text:p text:style-name="P18">Źródłem może być gra wojenna „Ogniem i Mieczem”</text:p>
            </text:list-item>
          </text:list>
        </text:list-item>
        <text:list-item>
          <text:p text:style-name="P18">Dowiedzieć się więcej o wojnie Polsko-Tureckiej od 1672 roku</text:p>
        </text:list-item>
        <text:list-item>
          <text:p text:style-name="P18">Dowiedzieć się więcej o zwyczajach Rzeczypospolitej Szlacheckiej z 2-giej poł. XVII wieku, źródła:</text:p>
          <text:list>
            <text:list-item>
              <text:p text:style-name="P18">Strona internetowa Kadrinazi</text:p>
            </text:list-item>
            <text:list-item>
              <text:p text:style-name="P18">„Encyklopedia Staropolska” Glogera – może jest na internecie</text:p>
            </text:list-item>
            <text:list-item>
              <text:p text:style-name="P18">„Pamiętniki” Jana Chryzostoma Paska – może jest na internecie – jest w Google Books</text:p>
            </text:list-item>
            <text:list-item>
              <text:p text:style-name="P18">„Listy do Marysieńki” Króla Jana III Sobieskiego – może są na internecie</text:p>
            </text:list-item>
          </text:list>
        </text:list-item>
        <text:list-item>
          <text:p text:style-name="P18">Ewentualnie porozumieć się z głównymi uczestnikami wątku</text:p>
        </text:list-item>
      </text:list>
      <text:list xml:id="list41494929" text:continue-list="list41523599" text:style-name="Outline">
        <text:list-item>
          <text:h text:style-name="P13" text:outline-level="1">Postaci</text:h>
          <text:list>
            <text:list-item>
              <text:list>
                <text:list-item>
                  <text:h text:style-name="P17" text:outline-level="3">Postaci wymyślone</text:h>
                </text:list-item>
              </text:list>
            </text:list-item>
          </text:list>
        </text:list-item>
      </text:list>
      <text:p text:style-name="P1">STEFAN OSTROWSKI - Szlachcic szaraczek, który się zaciągnął ochotniczo do lekkiej kawalerii na początku wojny Polsko-Tureckiej. Ten awansuje podczas wojny i będziemy śledzili jego losy.</text:p>
      <text:p text:style-name="P1">Piotr Ostrowski – brat cioteczny Stefana, jego pocztowy</text:p>
      <text:p text:style-name="P1">Wiśniewski – krewny Stefana Ostrowskiego, jego pocztowy</text:p>
      <text:p text:style-name="Standard"><text:span text:style-name="T1">Stanisław Starczyński <text:s/>- Szlachcic szaraczek, zaciężny pancerny, który służył już dłużej w różnych wojnach w 2-giej połowie XVII wieku. Ten zilustruje nam rozterki bogatej szlachty podczas </text:span><text:span text:style-name="T1">długotrwałych wojen, następnie będzie w zdecydowanej opozycji do królów Sobieskich, w imię dawnych ideałów, a następnie zginie zamordowany albo w pojedynku.</text:span></text:p>
      <text:p text:style-name="P1"><text:soft-page-break/>Piotrowski – pocztowy Stanisława Starczyńskiego</text:p>
      <text:p text:style-name="P1">Wyczyński - pocztowy Stanisława Starczyńskiego</text:p>
      <text:p text:style-name="P1">Mircea – Wołoch z jazdy lekkiej Sobieskiego</text:p>
      <text:p text:style-name="P1">Jakubowicz – wyszlachcony Żyd, później rotmistrzuje w prywatnej chorągwi <text:s/>Sobieskiego.</text:p>
      <text:p text:style-name="P1">Zdzisław Bałaziński </text:p>
      <text:p text:style-name="P1">Bałaban – Kozak niżowy</text:p>
      <text:p text:style-name="P1">Paweł Kacprzak - pocztowy</text:p>
      <text:p text:style-name="P1">Kazimierz Prokopiński – ze spolszczonego rosyjskiego mieszczaństwa</text:p>
      <text:p text:style-name="P1">Zenon Sułkowski – prawosławny szlachcic polski spod Kijowa</text:p>
      <text:p text:style-name="P1">Maciej Żwański</text:p>
      <text:p text:style-name="P1">Zbigniew Ostromecki</text:p>
      <text:p text:style-name="P1">Antoni Borzycki</text:p>
      <text:p text:style-name="P1">Ligota – doświadczony żołnierz chorągwi wołoskiej – zginął podczas wyprway na czambuły</text:p>
      <text:p text:style-name="P1">Andrzej Lewandowski</text:p>
      <text:p text:style-name="P1">Aleksander Nowosielski</text:p>
      <text:p text:style-name="P1">Niżyńscy</text:p>
      <text:p text:style-name="P1">Kuczyńscy</text:p>
      <text:p text:style-name="P1"/>
      <text:list xml:id="list41498842" text:continue-numbering="true" text:style-name="Outline">
        <text:list-item>
          <text:list>
            <text:list-item>
              <text:list>
                <text:list-item>
                  <text:h text:style-name="P17" text:outline-level="3">Postaci historyczne</text:h>
                </text:list-item>
              </text:list>
            </text:list-item>
          </text:list>
        </text:list-item>
      </text:list>
      <text:p text:style-name="P1">Jan Sobieski – hetman wielki koronny, marszałek wielki koronny</text:p>
      <text:p text:style-name="P1">Stefan Bidziński – strażnik koronny, pułkownik m.in. chorągwi wołoskiej koronnej</text:p>
      <text:p text:style-name="P1">Dymitr Jerzy Janusz Korybut Wiśniowiecki – hetman polny koronny, wojewoda bełski</text:p>
      <text:p text:style-name="P1">Stanisław Jan Jabłonowski - wojewoda ruski</text:p>
      <text:p text:style-name="P1">Mikołaj Hieronim Sieniawski – współpracownik Jana Sobieskiego, chorąży wielki koronny</text:p>
      <text:p text:style-name="P1">Andrzej Potocki – wojewoda kijowski</text:p>
      <text:p text:style-name="P1">Feliks Kazimierz Potocki – wojewoda sieradzki</text:p>
      <text:p text:style-name="P1">Michał Kazimierz Pac – hetman wielki litewski, kasztelan wileński, wojewoda wileński, zagorzały przeciwnik Sobieskiego</text:p>
      <text:p text:style-name="P1">Michał Kazimierz Radziwiłł – hetman polny litewski, podkanclerzy litewski, szwagier Sobieskiego</text:p>
      <text:p text:style-name="P1"><text:soft-page-break/>Jan Jacek Stefan Ogiński – wojewoda mścisławski</text:p>
      <text:p text:style-name="P1">Roman Linkiewicz – oficer Sobieskiego, dowódca silnego podjazdu w czasie wyprawy na czambuły, dowódca jednego ze skrzydeł w czasie bitwy pod Niemirowem, porucznik pancernych Jabłonowskiego</text:p>
      <text:p text:style-name="P1">Łasko – porucznik chorągwi wołoskiej Ordynacji Ostrogskiej</text:p>
      <text:p text:style-name="Standard"><text:span text:style-name="T1">Łastowiecki </text:span><text:span text:style-name="T4">-</text:span><text:span text:style-name="T1"> dowódca chorągwi ochotniczej, u nas dowodzi chorągwią pancerną, zginął pod Niemirowem</text:span></text:p>
      <text:p text:style-name="P1">Atanazy Miączyński – pułkownik (właściciel) chorągwi wołoskiej wojsk koronnych</text:p>
      <text:p text:style-name="P1">Gęsicki – porucznik chorągwi wołoskiej pana Miączyńskiego</text:p>
      <text:p text:style-name="P1">Bruski – porucznik chorągwi wołoskiej Bidzińskiego</text:p>
      <text:p text:style-name="P1">Pruszkowski – oficer Sobieskiego, słynny zagończyk, u nas zginął pod Niemirowem</text:p>
      <text:p text:style-name="P1">Zawisza – namiestnik w chorągwi wołoskiej Miączyńskiego</text:p>
      <text:p text:style-name="P1"/>
      <text:p text:style-name="P1"/>
      <text:list xml:id="list41501640" text:continue-numbering="true" text:style-name="Outline">
        <text:list-item>
          <text:list>
            <text:list-item>
              <text:list>
                <text:list-item>
                  <text:h text:style-name="P17" text:outline-level="3">Charakterystyka postaci</text:h>
                </text:list-item>
              </text:list>
            </text:list-item>
          </text:list>
        </text:list-item>
      </text:list>
      <text:p text:style-name="Standard"><text:span text:style-name="T2">Stefan Ostrowski</text:span><text:span text:style-name="T1"> – ubogi szlachcic z Mazowsza, syn Jakuba Ostrowskiego, urodzony w 1653 roku, który służył u boku Jakuba Sobieskiego (ojca Jana), głęboko wierzący katolik, kiepsko wykształcony, nie przykładał się również do ćwiczeń (zabaw szlacheckich). Patriota, wychowany podczas Potopu i wojny z Rosją pragnie widzieć Polskę jak najpotężniejszą. Gardzi heretykami, nienawidzi muzułmanów, ma szacunek do chłopów, bo jego rodzina gospodaruje sama na swoim. Dość chciwy, ale raczej uczciwy. Lubi się zabawić.</text:span></text:p>
      <text:p text:style-name="Standard"><text:span text:style-name="T2">Jakub Ostrowski</text:span><text:span text:style-name="T1"> – ojciec Stefana, gospodarzy w Ostrowicach na Mazowszu, których to Ostrowic ma część. Ukrywa haniebną kartę z czasów Potopu, kiedy to jako jeden z pierwszych przeszedł na stronę Karola Gustawa. </text:span></text:p>
      <text:p text:style-name="Standard"><text:span text:style-name="T2">Stanisław Starczyński</text:span><text:span text:style-name="T1"> – młodszy syn nieco bogatszego szlachcica z Mazowsza. Zaciężny żołnierz wojsk prywatnych, w tym do niedawna Lubomirskiego. Dorobił się niezłej fortuny na wojnach, jednak nigdy nie piastował funkcji dowódczej. Legalista, uważa że ustrój Rzeczypospolitej jest najlepszy jaki może być. Gardzi ludźmi niższego stanu i uboższymi, w tym również szlachtą szarakami. Lubi się zabawić.</text:span></text:p>
      <text:p text:style-name="P1"/>
      <text:list xml:id="list41505952" text:continue-numbering="true" text:style-name="Outline">
        <text:list-item>
          <text:h text:style-name="P13" text:outline-level="1">Plan</text:h>
        </text:list-item>
      </text:list>
      <text:p text:style-name="Standard"><text:span text:style-name="T1">Stefan Ostrowski wraz z oddziałem lekkiej kawalerii jest na patrolu na Rusi Czerwonej na początku wyprawy Jana Sobieskiego „Przeciw Czambułom”, natykają się na patrol tatarski, znoszą go, i w </text:span><text:span text:style-name="T1">pościgu wpadają na cały oddział Tatarów i Sipahów. Nasi wycofują się bez prawie żadnych strat – pierwsze doświadczenia bojowe naszego bohatera.</text:span></text:p>
      <text:p text:style-name="P1"><text:soft-page-break/>Następuje Bitwa o Krasnobród i potem o Narol. W bitwie uczestniczy lekka kawaleria, oddział pancernych (tu poznajemy Starczyńskiego) i dragoni. W bitwie tej giną dowódcy obydwu naszych głównych bohaterów i to oni w ogólnym zamieszaniu przejmują dowodzenie swoich oddziałów i radzą sobie. Bitwa jest wygrana, obaj nasi bohaterowie są fetowani przez dowódcę podjazdu, Bidzińskiego, a potem przez samego Hetmana Koronnego Wielkiego Jana Sobieskiego. Zostają awansowani na poruczników, osobiście przez Hetmana. Obaj są nim oczarowani.</text:p>
      <text:p text:style-name="P1">Hetman Jan Sobieski odnosi wielkie zwycięstwo pod Chocimiem – w bitwie biorą udział obaj nasi bohaterowie. Tymczasem umiera król Michał Korybut Wiśniowiecki, organizuje sie elekcja. Nasi bohaterowie udają się wraz z hetmanem na elekcję.</text:p>
      <text:p text:style-name="P1">Przebieg elekcji – wg. Kobusa.</text:p>
      <text:p text:style-name="P1">Ostrowski popiera bez zastrzeżeń nowe porządki, Starczyński sprzeciwia im sięcoraz bardziej. Ostrowski tymczasem przechodzi do Kozaków Pancernych i robi tam karierę.</text:p>
      <text:p text:style-name="P1">Dalej dzialania przeciwko Turcji, wyprawa przeciwko Prusom, i wojna z Moskwą o odzyskanie Ukrainy – początek tej wojny w pierwszym tomie tylko!</text:p>
      <text:list xml:id="list41498991" text:continue-numbering="true" text:style-name="Outline">
        <text:list-item>
          <text:list>
            <text:list-item>
              <text:list>
                <text:list-item>
                  <text:h text:style-name="P17" text:outline-level="3">Pytania do tego co już napisaliśmy</text:h>
                </text:list-item>
              </text:list>
            </text:list-item>
          </text:list>
        </text:list-item>
      </text:list>
      <text:list xml:id="list7979612480005633693" text:style-name="WWNum2">
        <text:list-item>
          <text:p text:style-name="P19">Jakie były działania wojsk polskich prowadzonych przez Hetmana Wlk. na Podolu podczas i tuż po oblężeniu Kamieńca? -&gt; Wyprawa Przeciwko Czambułom</text:p>
        </text:list-item>
        <text:list-item>
          <text:p text:style-name="P19">Kto mógł dowodzić silnym podjazdem, jakie były jego cele i dalsze losy? -&gt; Pośrednio Strażnik Kornny Bidziński, bezpośrednio pan Pruszkowski</text:p>
        </text:list-item>
        <text:list-item>
          <text:p text:style-name="P19">Jak wyglądały działania wojenne podczas elekcji? -&gt; rozejm Buczacki, konfederacja Gołąbska</text:p>
        </text:list-item>
        <text:list-item>
          <text:p text:style-name="P19">Jak wyglądały działania wojenne po elekcji? -&gt; Oblężenie Lwowa i Trembowli (nie jest ważne bo już nastąpił POD)</text:p>
        </text:list-item>
      </text:list>
      <text:p text:style-name="P1"/>
      <text:list xml:id="list41517164" text:continue-list="list41498991" text:style-name="Outline">
        <text:list-item>
          <text:list>
            <text:list-item>
              <text:list>
                <text:list-item>
                  <text:h text:style-name="P17" text:outline-level="3">Uwagi do tego co już napisaliśmy</text:h>
                </text:list-item>
              </text:list>
            </text:list-item>
          </text:list>
        </text:list-item>
      </text:list>
      <text:p text:style-name="P1">Fabułę przed elekcją jak najbardziej skrócić – ma ona na celu tylko wprowadzenie bohaterów.</text:p>
      <text:p text:style-name="P1">Poprawić postaci historyczne dowódców chorągwi, którzy zginęli w bitwie pod Niemirowem – są to Pruszkowski i Łastowiecki - zrobione</text:p>
      <text:p text:style-name="P1">Do jakiej chorągwi należy Ostrowski -&gt; chorągiew wołoska Atanazego Miączyńskiego pod dowództwem Gęsickiego. </text:p>
      <text:p text:style-name="P1">Poczet Ostrowskiego -&gt; Wiśniewski i Piotr Ostrowski, krewni Stefana</text:p>
      <text:p text:style-name="P1">Kto prowadzi podjazd przez Radruż na Niemirów? Dowódcy -&gt; Linkowicz (główne), Pruszkowski i Łastowiecki - zrobione</text:p>
      <text:p text:style-name="P1">Równoległy wątek: konfederacja gołębiewska przeciw Sobieskiemu, negocjacje z Tatarami pod Lwowem, wyprawa na czambuły, negocjacje w Buczaczu -&gt; zrobione</text:p>
      <text:p text:style-name="P1">Podczas elekcji opisać szczegółowo różne ekscesy. Opisać szczegółowo reformy wprowadzone przez Sobieskiego.</text:p>
      <text:p text:style-name="P1"><text:soft-page-break/></text:p>
      <text:list xml:id="list4764797601342071041" text:style-name="WWNum4">
        <text:list-item>
          <text:h text:style-name="P16" text:outline-level="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Dialog">- Pietrek, myślisz że to...</text:p>
      <text:p text:style-name="Dialog">- Tatarzy, znaczy, ordyńcy, znaczy, Krymcy!</text:p>
      <text:p text:style-name="P9">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Pocztowy poczołgał się z powrotem, powiedział Wiśniewskiemu słów kilka, wsiadł na konia i pogalopował do oddziału. Wiśniewski zajął się nabijaniem pistoletów, Ostrowski zaś widział jak <text:soft-page-break/>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Standard"><text:span text:style-name="T1">- Na koń i </text:span><text:span text:style-name="T5">zasadźcie się </text:span><text:span text:style-name="T1">na tamtym wzgórzu, a gdy my na nich skoczymy, to wy skoczycie też!</text:span></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ogowie spadli – to tak łatwo się zabija wrog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Standard"><text:span text:style-name="T1">Przelecieli przez drugą linię wołochów. Tamci już z koni dali ognia i pogalopowali w tył, w stronę trzeciej linii. Turcy ścigali ich nadal, strzelając z łuków, mniej teraz celnie bo ich konie obciążone </text:span><text:span text:style-name="T1">rosłymi jeźdźcami w kolczugach i z tarczami ustawały, przez co odległość stawała się większa. Przed trzecią linią padł rozkaz po turecku, oddział sipahów zawrócił kłusem. Dowódca turecki był </text:span><text:soft-page-break/><text:span text:style-name="T1">zadowolony – spędził z pola podjazd polski, teraz ci tchórze Tatarzy będą mogli dalej polować na jasyr i pustoszyć tereny niewiernych nietknięte do tej pory stopą wyznawców. </text:span></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Dialog">- Coście za jedni?</text:p>
      <text:p text:style-name="Dialog"><text:span text:style-name="T1">- My tutejse, z Majdana</text:span><text:span text:style-name="T4">.</text:span></text:p>
      <text:p text:style-name="Dialog"><text:soft-page-break/>- co tu robicie?</text:p>
      <text:p text:style-name="Dialog">- Tatary nas ciongły, a potem tu ostawiły...</text:p>
      <text:p text:style-name="Dialog">- a gdzie wasi rodzice?</text:p>
      <text:p text:style-name="Dialog">- Une ich ubiły, zanim nas ciongły...</text:p>
      <text:p text:style-name="Dialog">- a Tatary gdzie? Wiele ich?</text:p>
      <text:p text:style-name="Dialog">- ja nie wiem Panie, jak nas ostawiły to skoro uciekały, nie bijcie!</text:p>
      <text:p text:style-name="Dialog">- Nie bójcie się, już nikt nie będzie was bił. Idźcie do gościńca i potem do Krasnobrodu, na lewo. Tam już tylko nasze wojska i pan hetman, nie ma już Tatarów.</text:p>
      <text:p text:style-name="Dialog"/>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Dialog">- Patrzcie to ten wielki wojownik, co z chłopami walczy, a przed nami ucieka!</text:p>
      <text:p text:style-name="Dialog">- W łeb go od razu!</text:p>
      <text:p text:style-name="Dialog">- Nie, pobawmy się z nim trochę!</text:p>
      <text:p text:style-name="Dialog">- Stać, trzeba go odesłać na przepytki do jaśnie pana hetmana! Temu pachołkowi wesoło już tam nie będzie!</text:p>
      <text:p text:style-name="Dialog"/>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Standard"><text:span text:style-name="T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text:span><text:span text:style-name="T1">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span></text:p>
      <text:p text:style-name="P1">Zawisza od razu wysłał poczet Ostrowskiego i kilku innych na drugą stronę rzeki poprzez bród w Narolu, ale zanim dogoniono rozbitych Tatarów, zapadł już zmierzch i pościg przerwano. Jednak <text:soft-page-break/>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Dialog">- witamy waszmościów pancernych, widno na poważną potrzebę się zanosi, gdy razem podążamy!</text:p>
      <text:p text:style-name="Dialog">- witamy, słyszę że panowie Wołosza dobrze już mową polską władacie?</text:p>
      <text:p text:style-name="Dialog">- bo przecie u nas prawie wszyscy Polacy, a nawet szlachta. Król zaciągi wydając kazał nie ufać cudzoziemcom, tak i u nas kilku tylko prawdziwych Wołoch. Jam zaś urodzony Stefan Ostrowski z Mazowsza, i mój poczet krewniaków.</text:p>
      <text:p text:style-name="Dialog">- Przebóg, toć i ja z Mazowsza, Stanisław Starczyński, a to moi pocztowi panowie Piotrowski i Wyczyński. Skąd Waszmość pochodzisz?</text:p>
      <text:p text:style-name="Dialog">- Z Ostrówka, zaścianku pod Konstancinem, gdzie się dobra Gosiewskich senatorstwa zaczynają...</text:p>
      <text:p text:style-name="Dialog">-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Dialog">- Tatarów usiec musimy, co ciężką są dla ludu naszej ziemi plagą... Potem zasię może co i na Turkach zdobędziemy?</text:p>
      <text:p text:style-name="Dialog">Starczyński, młodzian słusznej postury w bardzo porządnej kolczudze, skrzywił się na wzmiankę o ludzie. </text:p>
      <text:p text:style-name="Dialog">- Słyszę iż Waść wiernym jegomości hetman jesteś sekundantem, tak się nad ludem litując. To i pan hetman ludowi w głowach przewraca, do wojaczki a nie do pługa go nawołując.</text:p>
      <text:p text:style-name="Dialog"><text:span text:style-name="T1">- Wielkie zasługi nam przecie chłopi oddali, o postojach Tatarów znać nam dając, a i onych nawet szarpiąc. Że Tatar ludowi ciężkim rozbójnikiem, złość ludu wykorzystać przeciw wrogowi </text:span><office:annotation office:name="__Annotation__2309_2028586140"><dc:creator>nieznany</dc:creator><dc:date>2014-12-29T19:31:36.24</dc:date><text:p text:style-name="P25"><text:span text:style-name="T14">Sprawdź czy znajdzie się lepsze sformułowanie</text:span></text:p></office:annotation><text:span text:style-name="T3">się godzi</text:span><office:annotation-end office:name="__Annotation__2309_2028586140"/><text:span text:style-name="T3">.</text:span></text:p>
      <text:p text:style-name="Dialog">-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Dialog">- Ale teraz pono Moskwa nasz aliant przeciw Turczynowi. Jak Waszmość to widzisz, ruszą nam z pomocą?</text:p>
      <text:p text:style-name="Dialog">-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xt:soft-page-break/>teraz, ale surowo zakazali byli tego oficerowie, stare lisy wojen podjazdowych. Kierowali się na kosz pod Niemirowem i nie chcieli uprzedzać przeciwnika o swej obecności.</text:p>
      <text:p text:style-name="P1"/>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Standard"><text:span text:style-name="T1">Ostrowski czuł narastający gniew. Kolejna płonąca miejscowość, znowu pewnie pomordowani mieszkańcy. Tuż obok – Tatarzy, jeszcze trochę trzeba wstrzymać emocje, zaraz na nich uderzymy. Dwie chorągwie lekkiej jazdy i wymieszana wśród nich chorągiew pancerna, a za nimi rota dragonów </text:span><text:span text:style-name="T1">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span></text:p>
      <text:p text:style-name="P1">Zostaliśmy otoczeni! Uciekać! No kuzynie, jeśli tak dowodzisz, to musisz sobie radzić beze mnie! – te myśli przeleciały jak błyskawice przez głowę Medżi-Gereja. Spiął konia od razu do galopu, luzaki pogalopowały za nim.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text:soft-page-break/>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Standard"><text:span text:style-name="T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text:span><text:span text:style-name="T1">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span></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text:s/>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text:soft-page-break/>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Ostrowskiego, bo pan porucznik Gęsicki ranny jeszcze nie wrócił do chorągwi, a pana Pruszkowskiego zabitego zniesiono z pola wczorajszej bitwy. </text:p>
      <text:p text:style-name="Dialog">- Cóż to mości strażniku, nowych ludzi na czele chorągwi mi puszczacie?</text:p>
      <text:p text:style-name="Dialog">- Wasza wielmożność, to pan Ostrowski zastąpił wczoraj pana Pruszkowskiego, gdy ten ubit...</text:p>
      <text:p text:style-name="Dialog">- A słyszałem, powiadali mi już jak to waszmość chorągiew zebrał i potężnie dalej gromił – zwrócił się hetman do Ostrowskiego – takich żołnierzów mi trzeba, co rezolucję w terminach extraordynaryjnych zachowują. A zatem porucz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Standard"><text:span text:style-name="T1">Królowi było duszno. Zawsze mu było duszno w tej lwowskiej kamienicy z ma</text:span><text:span text:style-name="T7">ł</text:span><text:span text:style-name="T10">ym tylko ogr</text:span><text:span text:style-name="T7">ó</text:span><text:span text:style-name="T10">dkiem na zapleczu.</text:span><text:span text:style-name="T1">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text:span><text:soft-page-break/><text:span text:style-name="T1">monarchy. Ten Sobieski też strasznie głupi, tak go krytykować za plany zbliżenia z Habsburgami. Przecież tylko oni są w stanie teraz pomóc w walce ze wspólnym wrogiem. Pewnie podburza go ta 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span></text:p>
      <text:p text:style-name="P2">* <text:s/>* <text:s/>*</text:p>
      <text:p text:style-name="P1">Pan hetman wielki czytał list od hetmana polnego Dymitra Wi<text:span text:style-name="T6">ś</text:span><text:span text:style-name="T9">niowieckiego</text:span>, i nie wierzył własnym oczom. Pan hetman polny koronny, przebywający u boku króla we Lwowie, donosił o pomyśle ugody tegoż z Sapiehami.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P3">Tymczasem wojska wypoczęły i można było pomyśleć o ściganiu Tatarów, którzy obciążeni nieszczęsnym jasyrem już do Dniestru, do granicy z Mołdawią się zbliżali. Znowu pan hetman rozdzieli<text:span text:style-name="T6">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oft-page-break/><text:span text:style-name="T6">została po drodze z powodu chorób, albo i też na wieczny odpoczynek. Pożegnał pan Ostrowski krewnego swego, Pietrka, który gorączką trawion na chłopskim wózku w stronę Krasnobrodu został odwieziony.</text:span></text:p>
      <text:p text:style-name="P4">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4">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4">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swoich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6">ś</text:span><text:span text:style-name="T9">ci o tym zwycięstwie świetnym Sobieskiego dotar</text:span><text:span text:style-name="T6">ł</text:span><text:span text:style-name="T9">y r</text:span><text:span text:style-name="T6">ó</text:span><text:span text:style-name="T9">wnie</text:span><text:span text:style-name="T6">ż</text:span> do sułtana tureckiego i przerazi<text:span text:style-name="T6">ł</text:span><text:span text:style-name="T9">y go. J</text:span>eszcze wi<text:span text:style-name="T6">ę</text:span><text:span text:style-name="T9">ksze na su</text:span><text:span text:style-name="T6">ł</text:span><text:span text:style-name="T9">tanie wra</text:span><text:span text:style-name="T6">ż</text:span><text:span text:style-name="T9">enie zrobi</text:span><text:span text:style-name="T6">ł</text:span><text:span text:style-name="T9">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text:soft-page-break/>sułtańskie nawet z radością powitało rozejm, bo pog<text:span text:style-name="T6">ł</text:span><text:span text:style-name="T9">oski </text:span>o marszu pana hetmana Sobieskiego powodowa<text:span text:style-name="T6">ł</text:span><text:span text:style-name="T9">y panik</text:span><text:span text:style-name="T6">ę</text:span><text:span text:style-name="T9"> w</text:span><text:span text:style-name="T6">ś</text:span><text:span text:style-name="T9">r</text:span><text:span text:style-name="T6">ó</text:span><text:span text:style-name="T9">d naje</text:span><text:span text:style-name="T6">ź</text:span><text:span text:style-name="T9">d</text:span><text:span text:style-name="T6">ź</text:span><text:span text:style-name="T9">c</text:span><text:span text:style-name="T6">ó</text:span><text:span text:style-name="T9">w dotychczas bezkarnych</text:span>. Pan Sobieski jednak na Turk<text:span text:style-name="T6">ó</text:span><text:span text:style-name="T9">w nie nast</text:span><text:span text:style-name="T6">ę</text:span><text:span text:style-name="T9">powa</text:span><text:span text:style-name="T6">ł</text:span><text:span text:style-name="T9"> – jeszcze nie tej jesieni, ko</text:span><text:span text:style-name="T6">ń</text:span><text:span text:style-name="T9">cz</text:span><text:span text:style-name="T6">ą</text:span><text:span text:style-name="T9">cej </text:span><text:span text:style-name="T6">ó</text:span><text:span text:style-name="T9">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Standard"><text:span text:style-name="T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piaskach gospodarujący, administrację swą i wojskowość </text:span><text:span text:style-name="T1">wzmocnił, a widząc słabość Rzeczypospolitej łakomie swoimi dwoma oczami spoglądać począł - <text:s/>wschodnim, Królewcem, na Gdańsk i Toruń, zachodnim, Berlinem, na Poznań. Tak więc ujrzał Sobieski </text:span><text:span text:style-name="T1">we śnie chwałę swoją i poniżenie swoje, gdy potomni za zwycięstwa jego geniusz militarny wielbić będą, lecz powiedzą też, że siły królestwa roztrwonił i nic dla uratowania jego nie zrobił. On, który tak dokładnie widział, co trzeba zrobić, by Rzeczpospolitą ponownie na drogę wielkości wprowadzić!</text:span></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text:soft-page-break/>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41507065" text:continue-list="list41517164" text:style-name="Outline">
        <text:list-item text:start-value="2">
          <text:h text:style-name="P15" text:outline-level="1" text:restart-numbering="true" text:start-value="-1"/>
        </text:list-item>
      </text:list>
      <text:p text:style-name="P1">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P1">Tymczasem wojska hetmańskie powracały w rejon Szczebrzeszyna, gdzie oczekiwały ich tabory. Pan Starczyński, m<text:span text:style-name="T6">ł</text:span><text:span text:style-name="T9">odzian do</text:span><text:span text:style-name="T6">ść</text:span><text:span text:style-name="T9"> pos</text:span><text:span text:style-name="T6">ę</text:span><text:span text:style-name="T9">pny, wysoki i chudy szlachcic o poci</text:span><text:span text:style-name="T6">ą</text:span><text:span text:style-name="T9">g</text:span><text:span text:style-name="T6">ł</text:span><text:span text:style-name="T9">ej twarzy i szarych oczach</text:span> dołączył się ze swoim pocztem na czas tego przemarszu do chorągwi wołoskiej pana Miączyńskiego, w której teraz porucznikował pan Stefan Ostrowski, zatem przyjaciele jechali razem i razem narzekali. Pan Ostrowski m<text:span text:style-name="T6">ł</text:span><text:span text:style-name="T9">odszy i drobniejszy by</text:span><text:span text:style-name="T6">ł</text:span><text:span text:style-name="T9"> od pana Starczy</text:span><text:span text:style-name="T6">ń</text:span><text:span text:style-name="T9">skiego, zwykle wes</text:span><text:span text:style-name="T6">ół</text:span><text:span text:style-name="T9">, teraz jednak w z</text:span><text:span text:style-name="T6">ł</text:span><text:span text:style-name="T9">ym by</text:span><text:span text:style-name="T6">ł</text:span><text:span text:style-name="T9"> humorze, jak i wi</text:span><text:span text:style-name="T6">ę</text:span><text:span text:style-name="T9">kszo</text:span><text:span text:style-name="T6">ść</text:span><text:span text:style-name="T9"> towarzystwa. </text:span></text:p>
      <text:p text:style-name="Dialog">- niedobrze, by<text:span text:style-name="T6">ś</text:span><text:span text:style-name="T9">my z naszymi jeszcze potyka</text:span><text:span text:style-name="T6">ć</text:span><text:span text:style-name="T9"> si</text:span><text:span text:style-name="T6">ę</text:span><text:span text:style-name="T9"> musieli. Do</text:span><text:span text:style-name="T6">ść</text:span><text:span text:style-name="T9"> ju</text:span><text:span text:style-name="T6">ż</text:span><text:span text:style-name="T9">e</text:span><text:span text:style-name="T6">ś</text:span><text:span text:style-name="T9">my si</text:span><text:span text:style-name="T6">ę</text:span><text:span text:style-name="T9"> nawojowali – narzeka</text:span><text:span text:style-name="T6">ł</text:span><text:span text:style-name="T9"> pan Starczy</text:span><text:span text:style-name="T6">ń</text:span><text:span text:style-name="T9">ski.</text:span></text:p>
      <text:p text:style-name="Dialog">- to jakowaś zdrada, miast na wroga ruszyć, to przeciw hetmanowi spiskują, pospolitacy nie wojacy – mówił pan Ostrowski.</text:p>
      <text:p text:style-name="Dialog">- pono króla jegomości chcieli osłonić, jakoby przed Tatary, a potem rzekli że pan hetman z Turczynem w zmowie, i że absolutum dominium na sposób francuski chce wprowadzić – rozważał pan Wiśniewski.</text:p>
      <text:p text:style-name="Dialog">- absolutum dominium być nie może, ale tu wojnę trza prowadzić, a nie politykować! – grzmiał pan Ostrowski.</text:p>
      <text:p text:style-name="Dialog">- trudna ta wojna, bo już przecie nie pierwsza dla tej naszej ojczyzny. Od lat trzydziestu wojujemy bez wytchnienia, szlachta podatki na wojsko płaci, to że i sarkać <text:s/>poczęła, nie dziwota – wtrącił pan Starczyński.</text:p>
      <text:p text:style-name="Dialog">- jakby szlachta podatki płaciła, tobyśmy wojsko mieli na granicach, a nie Turczyna w kraju – rzekł pan Żwański. </text:p>
      <text:p text:style-name="Dialog">- nie daj Bóg, aby się z tego nowa wojna domowa zrobiła...</text:p>
      <text:p text:style-name="Dialog">- ale pana hetmana bronić musim!</text:p>
      <text:p text:style-name="Dialog">- musi przyjaciele Habsburgów szlachtę podburzyli, bo przecież wiadomo że jaśnie pan hetman Francuzów stronnik.</text:p>
      <text:p text:style-name="Dialog">- przecz z Rakuszanami, co zamiast z Turczynem, z Francją na wojnę idą! – zakrzyknął pan Mircea, jeden z niewielu prawdziwych Wołochów w chorągwi.</text:p>
      <text:p text:style-name="Dialog">- niech żyje pan hetman, co sam jeden naszej Rzeczypospolitej broni! – zawołał pan Ostrowski</text:p>
      <text:p text:style-name="Dialog">-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Standard"><text:span text:style-name="T1">Pan hetman Sobieski ucieszył się z poparcia swych wojsk. Był go prawie pewien, teraz jednak mógł z optymizmem wyglądać zbrojnej konfrontacji. Podjął bowiem decyzję usunięcia niedołężnego a </text:span><text:span text:style-name="T1">zawistnego króla, który w tak oczywisty sposób nie tylko swoim prywatnym wrogom, w tym </text:span><text:soft-page-break/><text:span text:style-name="T1">Sobieskiemu, szkodził, ale prowadził kraj w ruinę przez zaniedbywanie obronności. Zgniecenie konfederacji gołębiewskiej miało być zatem pierwszym krokiem w kierunku... czego? Wyniesienia jego, hetmana, na tron? Zadrżał pan hetman na wspomnienie owego snu spod Petranki. Sam nie </text:span><text:span text:style-name="T1">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span></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Dialog">- Zatem widzisz mości hetmanie, nie cała szlachta rozum potraciła. Ci z Rusi, Zamoyszczyzny, Mazowsza do konfederacji królewskiej przystąpić nie chcą. Chorągwie przez konfederatów najęte, tobie, hetmanie, raczej służyć chcą, jak mnie wieści dochodzą. </text:p>
      <text:p text:style-name="Dialog">- Karać trzeba niesubordynacyję taką trzeba! Miast na wroga ruszyć, to politykować tylko by chcieli.</text:p>
      <text:p text:style-name="Dialog">- Król jegomość pospolite ruszenie wezwał, na wroga ruszać nie kazał, to i do polityki się jęli. Na króla zaś, mości hetmanie, sierdzić się nie będziesz...</text:p>
      <text:p text:style-name="P1"/>
      <text:p text:style-name="P1">A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5"/>
      <text:p text:style-name="Standard"><text:span text:style-name="T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kampanii wojennej na rok 1674, która miała zmazać hańbę traktatu z Buczacza. Teraz wreszcie król </text:span><text:span text:style-name="T1">zgodził się wydać wojsku zimowy chleb i leże w swoich posiadłościach, głównie na Wołyniu. Wielu </text:span><text:soft-page-break/><text:span text:style-name="T1">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text:span><text:span text:style-name="T1">oburzenie z powodu warunków rozejmu. Rozumiano wszakże, że szczupłość wojska przyczyną ciężkich terminów była, które na Rzeczpospolitą spadły. Rzekł tedy pan Starczyński:</text:span></text:p>
      <text:p text:style-name="Dialog">- Ciekawym, jakie wojska na wiosnę wystawi pan hetman. Lepszym nam trzeba zakończyć tę wojnę niż tymże rozejmem.</text:p>
      <text:p text:style-name="Dialog">- Rzeczpospolita hetmana wesprzeć winna. Dla całego narodu wstyd wielki, traktat taki – dodał pan Ostrowski.</text:p>
      <text:p text:style-name="Dialog">- Rzeczpospolita wesprze, jeśli król i hetman na Sejmie razem konstytucje ku obronie, ku wzmocnieniu wojska promować będą.</text:p>
      <text:p text:style-name="Dialog">- Teraz, gdy już się pan hetman z królem jegomością dorozumieli, to i konstytucję razem powezmą? – dopytywał się pan Ostrowski, mało dotychczas na polityce się wyznający.</text:p>
      <text:p text:style-name="Dialog">-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Dialog">- A przecież król tych pieniędzy w cholewę nie wkłada, jeno że szlachta wolno podatki płaci.</text:p>
      <text:p text:style-name="Dialog">- Zawsze to już tak w Rzeczypospolitej było, że hetmani wpierw swoje łożyć musieli, aby wojsko na wojnę naszykować.</text:p>
      <text:p text:style-name="Dialog">- Ale nam teraz już dwie ćwierci skarb zalega. Już towarzysze sarkają.</text:p>
      <text:p text:style-name="Dialog">- Towarzysze niech nie sarkają, bo to hetmana głowa w tym, aby wojsku żołd wyszykować. Niech tam się pan hetman z królem znosi, nam nic do tego.</text:p>
      <text:p text:style-name="Dialog"/>
      <text:p text:style-name="Dialog"/>
      <text:p text:style-name="Dialog">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6">ę</text:span><text:span text:style-name="T9"> Wis</text:span><text:span text:style-name="T6">ł</text:span><text:span text:style-name="T9">y, wolno posuwali si</text:span><text:span text:style-name="T6">ę</text:span><text:span text:style-name="T9"> b</text:span><text:span text:style-name="T6">ł</text:span><text:span text:style-name="T9">otnistymi drogami w</text:span><text:span text:style-name="T6">ś</text:span><text:span text:style-name="T9">r</text:span><text:span text:style-name="T6">ó</text:span><text:span text:style-name="T9">d coraz wi</text:span><text:span text:style-name="T6">ę</text:span><text:span text:style-name="T9">kszej jesiennej pluchy, a</text:span><text:span text:style-name="T6">ż</text:span><text:span text:style-name="T9"> dojechali do Gr</text:span><text:span text:style-name="T6">ó</text:span><text:span text:style-name="T9">jca. Tam przeprawili si</text:span><text:span text:style-name="T6">ę</text:span><text:span text:style-name="T9"> przez Wis</text:span><text:span text:style-name="T6">łę</text:span><text:span text:style-name="T9">, a nast</text:span><text:span text:style-name="T6">ę</text:span><text:span text:style-name="T9">pnie przyjaciele rozstali si</text:span><text:span text:style-name="T6">ę aby udać się każdy w swoje rodzinne strony.</text:span></text:p>
      <text:p text:style-name="P6"/>
      <text:p text:style-name="P7">* <text:s/>* <text:s/>*</text:p>
      <text:p text:style-name="P6"/>
      <text:p text:style-name="P6">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6">ść</text:span> pot<text:span text:style-name="T6">ęż</text:span>nie zbudowany m<text:span text:style-name="T6">ęż</text:span>czyzna w <text:span text:style-name="T6">ś</text:span>rednim wieku, kt<text:span text:style-name="T6">ó</text:span>rego d<text:span text:style-name="T6">ł</text:span>ugie czarne w<text:span text:style-name="T6">ł</text:span>osy ju<text:span text:style-name="T6">ż</text:span> zaczyna<text:span text:style-name="T6">ła przyprószać siwizna, </text:span>siedzia<text:span text:style-name="T6">ł</text:span> w fotelu przy piecu w wielkiej sali i czyta<text:span text:style-name="T6">ł</text:span> list od krewnego, Krzysztofa Paca, kanclerza litewskiego. „Ilustrissime”, pisa<text:span text:style-name="T6">ł</text:span> do hetmana kanclerz, „pomnij zawsze dobra ojczyzny naszej, <text:span text:style-name="T6">ś</text:span>wi<text:span text:style-name="T6">ę</text:span>tej Litwy. Dobrze si<text:span text:style-name="T6">ę</text:span> sta<text:span text:style-name="T6">ł</text:span>o, <text:span text:style-name="T6">ż</text:span>e nie nara<text:span text:style-name="T6">ż</text:span>a<text:span text:style-name="T6">ł</text:span>e<text:span text:style-name="T6">ś</text:span> Wasza Dostojno<text:span text:style-name="T6">ść</text:span> wojsk litewskich w ostatniej awanturze dostojnego hetmana wielkiego koronnego. Jak nam donosz<text:span text:style-name="T6">ą</text:span>, <text:soft-page-break/>swoich wojsk prawie po<text:span text:style-name="T6">ł</text:span>ow<text:span text:style-name="T6">ę</text:span> straci<text:span text:style-name="T6">ł</text:span>. Tatara pogoni<text:span text:style-name="T6">ł</text:span>, lecz Tatar ojczy<text:span text:style-name="T6">ź</text:span>nie naszej krzywd wyrz<text:span text:style-name="T6">ą</text:span>dzi<text:span text:style-name="T6">ć</text:span> nie mo<text:span text:style-name="T6">ż</text:span>e, gdy<text:span text:style-name="T6">ż</text:span> sam Stworzyciel nas od tego naje<text:span text:style-name="T6">ź</text:span>d<text:span text:style-name="T6">ź</text:span>cy puszczami i bezdro<text:span text:style-name="T6">ż</text:span>ami oddzieli<text:span text:style-name="T6">ł</text:span>...”. Bagna Pi<text:span text:style-name="T6">ń</text:span>szczyzny dla takiej jazdy jak tatarska nie s<text:span text:style-name="T6">ą</text:span> przeszkod<text:span text:style-name="T6">ą</text:span>, zamy<text:span text:style-name="T6">ś</text:span>li<text:span text:style-name="T6">ł</text:span> si<text:span text:style-name="T6">ę</text:span> hetman. Ale czyta<text:span text:style-name="T6">ł</text:span> dalej „W roku nast<text:span text:style-name="T6">ę</text:span>pnym ja<text:span text:style-name="T6">śnie wielmożny pan </text:span>hetman na Turka nast<text:span text:style-name="T6">ę</text:span>powa<text:span text:style-name="T6">ć</text:span> zapewne zamierzy. Pomaga<text:span text:style-name="T6">ć</text:span> mu nie trzeba, niech si<text:span text:style-name="T6">ę</text:span> Korona sama z Turkiem znosi.” Hetman litewski spodziewa<text:span text:style-name="T6">ł</text:span> si<text:span text:style-name="T6">ę</text:span> takich s<text:span text:style-name="T6">łó</text:span>w od swego krewnego, jednak bezpo<text:span text:style-name="T6">ś</text:span>rednio<text:span text:style-name="T6">ść</text:span> kanclerza by<text:span text:style-name="T6">ł</text:span>a do<text:span text:style-name="T6">ść</text:span> zadziwiaj<text:span text:style-name="T6">ą</text:span>ca. „Przeto zaklinam ci<text:span text:style-name="T6">ę</text:span>, bracie, w imi<text:span text:style-name="T6">ę</text:span> <text:span text:style-name="T6">ś</text:span>wi<text:span text:style-name="T6">ę</text:span>tego Kazimierza i <text:span text:style-name="T6">ś</text:span>wi<text:span text:style-name="T6">ę</text:span>tego Krzysztofa, patron<text:span text:style-name="T6">ó</text:span>w Wilna, miasta kt<text:span text:style-name="T6">ó</text:span>re<text:span text:style-name="T6">ż</text:span>e<text:span text:style-name="T6">ś</text:span> nak<text:span text:style-name="T6">ł</text:span>adem krwie w<text:span text:style-name="T6">ł</text:span>asnej odzyska<text:span text:style-name="T6">ł, nie marnuj więcej krwi litewskiej dla próżnej chwały wojennej, która też nie tobie przypadnie.</text:span>” Tak, wojskom koronnym przewagi zapewnia<text:span text:style-name="T6">ć</text:span> nie le<text:span text:style-name="T6">ż</text:span>a<text:span text:style-name="T6">ł</text:span>o w interesie ani Litwy, ani rodu Pac<text:span text:style-name="T6">ó</text:span>w, pomy<text:span text:style-name="T6">ś</text:span>la<text:span text:style-name="T6">ł</text:span> pan hetman. Korona poradzi sobie na pewno i tak, jak zawsze sobie radzi<text:span text:style-name="T6">ł</text:span>a. Sobieski b<text:span text:style-name="T6">ę</text:span>dzie oburzony, jednak kr<text:span text:style-name="T6">ó</text:span>l na pewno zrozumie argumenty litewskich<text:span text:style-name="T12"> magnat</text:span><text:span text:style-name="T8">ó</text:span><text:span text:style-name="T12">w, a jak nie, to go ma</text:span><text:span text:style-name="T8">łż</text:span><text:span text:style-name="T12">onka przekona</text:span>. R<text:span text:style-name="T6">ó</text:span>wnie<text:span text:style-name="T6">ż</text:span> szlachta nie <office:annotation office:name="__Annotation__2310_2028586140"><dc:creator>nieznany</dc:creator><dc:date>2014-12-29T19:32:34.39</dc:date><text:p text:style-name="P25"><text:span text:style-name="T14">Powtórzenie zlikwidować</text:span></text:p></office:annotation><text:span text:style-name="T11">poprze</text:span><office:annotation-end office:name="__Annotation__2310_2028586140"/> ewentualnych pretensji Sobieskiego – Micha<text:span text:style-name="T6">ł Pac był od czasu konfederacji gołębiewskiej pewien poparcia szlachty dla stronnictwa habsburskiego.</text:span></text:p>
      <text:p text:style-name="P6"/>
      <text:p text:style-name="P7">* <text:s/>* <text:s/>*</text:p>
      <text:p text:style-name="Dialog"/>
      <text:p text:style-name="Text_20_body">Pan Stefan Ostrowski wraz z pocztowym swym, Wi<text:span text:style-name="T6">ś</text:span><text:span text:style-name="T9">niewskim, wjechali w po</text:span><text:span text:style-name="T6">ł</text:span><text:span text:style-name="T9">owie listopada triumfalnie do rodzinnego za</text:span><text:span text:style-name="T6">ś</text:span><text:span text:style-name="T9">cianka. Prowadzili kilka zdobytych na Tatarach konik</text:span><text:span text:style-name="T6">ó</text:span><text:span text:style-name="T9">w, w wszystkie mia</text:span><text:span text:style-name="T6">ł</text:span><text:span text:style-name="T9">y sakwy dobrem wy</text:span><text:span text:style-name="T6">ł</text:span><text:span text:style-name="T9">adowane. Naszym dzielnym wojakom nie tylko uda</text:span><text:span text:style-name="T6">ł</text:span><text:span text:style-name="T9">o si</text:span><text:span text:style-name="T6">ę</text:span><text:span text:style-name="T9"> z namiot</text:span><text:span text:style-name="T6">ó</text:span><text:span text:style-name="T9">w starszyzny tatarskiej co nieco zdoby</text:span><text:span text:style-name="T6">ć</text:span><text:span text:style-name="T9">, ale te</text:span><text:span text:style-name="T6">ż</text:span><text:span text:style-name="T9"> dobro z</text:span><text:span text:style-name="T6">ł</text:span><text:span text:style-name="T9">upione <text:s/>na nieszcz</text:span><text:span text:style-name="T6">ę</text:span><text:span text:style-name="T9">snej Sanotczy</text:span><text:span text:style-name="T6">ź</text:span><text:span text:style-name="T9">nie przez Tatar</text:span><text:span text:style-name="T6">ó</text:span><text:span text:style-name="T9">w nie zawsze wraca</text:span><text:span text:style-name="T6">ł</text:span><text:span text:style-name="T9">o do poprzednich w</text:span><text:span text:style-name="T6">ł</text:span><text:span text:style-name="T9">a</text:span><text:span text:style-name="T6">ś</text:span><text:span text:style-name="T9">cicieli, gdy</text:span><text:span text:style-name="T6">ż</text:span><text:span text:style-name="T9"> ci ju</text:span><text:span text:style-name="T6">ż</text:span><text:span text:style-name="T9"> na lepszym </text:span><text:span text:style-name="T6">ś</text:span><text:span text:style-name="T9">wiecie przebywający doczesnych zbytk</text:span><text:span text:style-name="T6">ó</text:span><text:span text:style-name="T9">w nie potrzebowali. Z wielk</text:span><text:span text:style-name="T6">ą</text:span><text:span text:style-name="T9"> nadziej</text:span><text:span text:style-name="T6">ą</text:span><text:span text:style-name="T9"> oczekiwa</text:span><text:span text:style-name="T6">ł</text:span><text:span text:style-name="T9"> pan Stefan przysz</text:span><text:span text:style-name="T6">ł</text:span><text:span text:style-name="T9">ej kampanii, </text:span><text:span text:style-name="T6">ż</text:span><text:span text:style-name="T9">e w cztery konie mo</text:span><text:span text:style-name="T6">ż</text:span><text:span text:style-name="T9">e nawet wyst</text:span><text:span text:style-name="T6">ą</text:span><text:span text:style-name="T9">pi, i wspomina</text:span><text:span text:style-name="T6">ł</text:span><text:span text:style-name="T9"> te</text:span><text:span text:style-name="T6">ż</text:span><text:span text:style-name="T9"> </text:span><text:span text:style-name="T6">ł</text:span><text:span text:style-name="T9">askawe s</text:span><text:span text:style-name="T6">ł</text:span><text:span text:style-name="T9">owa hetmana Sobieskiego spod Niemirowa. </text:span></text:p>
      <text:p text:style-name="Text_20_body"><text:span text:style-name="T9">Radosne by</text:span><text:span text:style-name="T6">ł</text:span><text:span text:style-name="T9">o powitanie w za</text:span><text:span text:style-name="T6">ś</text:span><text:span text:style-name="T9">cianku Ostrowskich pocztu pana Stefana. Drugi jego pocztowy, Pietrek, wr</text:span><text:span text:style-name="T6">ó</text:span><text:span text:style-name="T9">ci</text:span><text:span text:style-name="T6">ł</text:span><text:span text:style-name="T9"> tydzie</text:span><text:span text:style-name="T6">ń</text:span><text:span text:style-name="T9"> wcze</text:span><text:span text:style-name="T6">ś</text:span><text:span text:style-name="T9">niej, z gor</text:span><text:span text:style-name="T6">ą</text:span><text:span text:style-name="T9">czki uzdrowion cudown</text:span><text:span text:style-name="T6">ą</text:span><text:span text:style-name="T9"> moc</text:span><text:span text:style-name="T6">ą</text:span><text:span text:style-name="T9"> sanktuarium w Krasnobrodzie. Cud ten wspomo</text:span><text:span text:style-name="T6">ż</text:span><text:span text:style-name="T9">ony zosta</text:span><text:span text:style-name="T6">ł</text:span><text:span text:style-name="T9"> z</text:span><text:span text:style-name="T6">ł</text:span><text:span text:style-name="T9">otym dukatem, kt</text:span><text:span text:style-name="T6">ó</text:span><text:span text:style-name="T9">ry z </text:span><text:span text:style-name="T6">ł</text:span><text:span text:style-name="T9">up</text:span><text:span text:style-name="T6">ó</text:span><text:span text:style-name="T9">w zdobytych na Kozakach usieczonych pod Niemirowem da</text:span><text:span text:style-name="T6">ł</text:span><text:span text:style-name="T9"> Pietrkowi na drog</text:span><text:span text:style-name="T6">ę</text:span><text:span text:style-name="T9"> pan Stefan, a kt</text:span><text:span text:style-name="T6">ó</text:span><text:span text:style-name="T9">ry to dukat zapewni</text:span><text:span text:style-name="T6">ł</text:span><text:span text:style-name="T9"> w Krasnobrodzie choremu kilka dni w dobrze opalanej izbie i w ciep</text:span><text:span text:style-name="T6">ł</text:span><text:span text:style-name="T9">ym </text:span><text:span text:style-name="T6">ł</text:span><text:span text:style-name="T9">o</text:span><text:span text:style-name="T6">ż</text:span><text:span text:style-name="T9">u. </text:span></text:p>
      <text:p text:style-name="Text_20_body"><text:span text:style-name="T9">Ciekawi wszyscy byli wie</text:span><text:span text:style-name="T6">ś</text:span><text:span text:style-name="T9">ci z wojny, bo i tutaj s</text:span><text:span text:style-name="T6">ł</text:span><text:span text:style-name="T9">yszano o ostatnich przewagach wojsk polskich, ma</text:span><text:span text:style-name="T6">ł</text:span><text:span text:style-name="T9">o weteran</text:span><text:span text:style-name="T6">ó</text:span><text:span text:style-name="T9">w jeszcze w te okolice z wojny wr</text:span><text:span text:style-name="T6">ó</text:span><text:span text:style-name="T9">ci</text:span><text:span text:style-name="T6">ł</text:span><text:span text:style-name="T9">o. Pan Stefan za</text:span><text:span text:style-name="T6">ś</text:span><text:span text:style-name="T9"> przyjechawszy nic nie m</text:span><text:span text:style-name="T6">ó</text:span><text:span text:style-name="T9">wi</text:span><text:span text:style-name="T6">ł</text:span><text:span text:style-name="T9">, tylko ogarn</text:span><text:span text:style-name="T6">ął</text:span><text:span text:style-name="T9"> si</text:span><text:span text:style-name="T6">ę, a gdy do wieczerzy siadano, na ławy zielono malowane, co za stołem stały, rzucił kilimki zdobne, które zamożniejszym Tatarom do modlitwy służyły, zanim pod Petranką w chrześcijańskie ręce przeszły. Teraz zacz</text:span><text:span text:style-name="T6">ęł</text:span><text:span text:style-name="T6">y si</text:span><text:span text:style-name="T6">ę</text:span><text:span text:style-name="T6"> opowie</text:span><text:span text:style-name="T6">ś</text:span><text:span text:style-name="T6">ci wojenne, w kt</text:span><text:span text:style-name="T6">ó</text:span><text:span text:style-name="T6">rych pan Stefan podkre</text:span><text:span text:style-name="T6">ś</text:span><text:span text:style-name="T6">la</text:span><text:span text:style-name="T6">ł</text:span><text:span text:style-name="T6"> kunszt wojenny Sobieskiego .</text:span></text:p>
      <text:p text:style-name="Dialog"><text:span text:style-name="T6">- Tak ju</text:span><text:span text:style-name="T6">ż</text:span><text:span text:style-name="T6"> chwalisz jegomo</text:span><text:span text:style-name="T6">ść</text:span><text:span text:style-name="T6"> hetmana jakby</text:span><text:span text:style-name="T6">ś</text:span><text:span text:style-name="T6"> wiernym jego by</text:span><text:span text:style-name="T6">ł</text:span><text:span text:style-name="T6"> sekundantem - rzek</text:span><text:span text:style-name="T6">ł</text:span><text:span text:style-name="T6"> pan Jakub, ojciec Stefana - a u nas tu m</text:span><text:span text:style-name="T6">ó</text:span><text:span text:style-name="T6">wiono, </text:span><text:span text:style-name="T6">ż</text:span><text:span text:style-name="T6">e pan Sobieski jakoby obrony przed Turkiem zaniedba</text:span><text:span text:style-name="T6">ł i Kamieniec oddał. Przed wojną przecie z Turkiem handlował i w Konstantynopolu bywał.</text:span></text:p>
      <text:p text:style-name="Dialog"><text:span text:style-name="T6">- Jegomość hetman jak by wojska więcej miał, to by Kamieniec obronił - oponował pan Stefan - a tak mu s</text:span><text:span text:style-name="T6">tarczy</text:span><text:span text:style-name="T6">ł</text:span><text:span text:style-name="T6">o ledwie na obron</text:span><text:span text:style-name="T6">ę</text:span><text:span text:style-name="T6"> przed Tatary.</text:span></text:p>
      <text:p text:style-name="Dialog"><text:span text:style-name="T6">- Jak by pan hetman lepiej z kr</text:span><text:span text:style-name="T6">ó</text:span><text:span text:style-name="T6">lem si</text:span><text:span text:style-name="T6">ę</text:span><text:span text:style-name="T6"> znosi</text:span><text:span text:style-name="T6">ł</text:span><text:span text:style-name="T6">, to obron</text:span><text:span text:style-name="T6">ę</text:span><text:span text:style-name="T6"> i przed Turkiem by ustanowili. Wici kr</text:span><text:span text:style-name="T6">ó</text:span><text:span text:style-name="T6">l by</text:span><text:span text:style-name="T6">ł</text:span><text:span text:style-name="T6"> og</text:span><text:span text:style-name="T6">łosił i szlachtę zbierał - mówił dalej pan Jakub, nie wspominając, że z zaścianka nikt się na wezwanie króla nie ruszył.</text:span></text:p>
      <text:p text:style-name="Dialog"><text:span text:style-name="T6">- Jego kr</text:span><text:span text:style-name="T6">ó</text:span><text:span text:style-name="T6">lewska mo</text:span><text:span text:style-name="T6">ść</text:span><text:span text:style-name="T6"> wojsko zebra</text:span><text:span text:style-name="T6">ł</text:span><text:span text:style-name="T6">, ale po to tylko, aby dobra Sobieskich pustoszy</text:span><text:span text:style-name="T6">ć, właśnie wtedy gdy pan Sobieski karku za ojczyznę wraz z nami nadstawiał. A tak Bóg cnocie pobłogosławił i dał nam </text:span><text:soft-page-break/><text:span text:style-name="T6">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P6">- Twój syn jak statysta przemawia - wtrącił jeden z krewnych - dobrze synów w świat wysyłać.</text:p>
      <text:p text:style-name="P6">- Chcesz abyśmy z panem Sobieskim trzymali, a przecie to jeden z możnych magnatów, co własną politykę uprawiają</text:p>
      <text:p text:style-name="P6">- Chcę abyśmy z Sobieskim trzymali, bo on jeden ojczyznę broni, gdy nawet król z inszymi możnymi rodami trzyma i politykę ich prowadzi.</text:p>
      <text:p text:style-name="P6">- Prawda to, króla-śmy wybrali Piasta aby ze szlachtą trzyma i jej praw bronił, a on litewskimi magnatami trzyma a z Habsburgami się znosi - podniosły się głosy.</text:p>
      <text:p text:style-name="Text_20_body">Tak rozmawiali w d<text:span text:style-name="T6">ł</text:span><text:span text:style-name="T9">ugie jesienne i zimowe wieczory. Cz</text:span><text:span text:style-name="T6">ę</text:span><text:span text:style-name="T9">sto podkre</text:span><text:span text:style-name="T6">ś</text:span><text:span text:style-name="T9">la</text:span><text:span text:style-name="T6">ł</text:span><text:span text:style-name="T9"> pan Stefan swe nowo zdobyte przekonanie, </text:span><text:span text:style-name="T6">ż</text:span><text:span text:style-name="T9">e szlachta ma obowi</text:span><text:span text:style-name="T6">ą</text:span><text:span text:style-name="T9">zki wobec Ojczyzny. Wiele ostrych z tego wynik</text:span><text:span text:style-name="T6">ł</text:span><text:span text:style-name="T9">o polemik, bo starsi do</text:span><text:span text:style-name="T6">ść</text:span><text:span text:style-name="T9"> </text:span><office:annotation office:name="__Annotation__2329_2028586140"><dc:creator>nieznany</dc:creator><dc:date>2014-12-29T22:20:31.42</dc:date><text:p text:style-name="P25"><text:span text:style-name="T14">Sformułowanie anachroniczne. Poprawić.</text:span></text:p></office:annotation><text:span text:style-name="T9">alergicznie na takie uwagi reagowali</text:span><office:annotation-end office:name="__Annotation__2329_2028586140"/><text:span text:style-name="T9">. Wreszcie pan Jakub nie strzyma</text:span><text:span text:style-name="T6">ł i któregoś dnia zarzucił synowi swojemu </text:span><office:annotation office:name="__Annotation__2400_2028586140"><dc:creator>nieznany</dc:creator><dc:date>2014-12-31T16:35:31.42</dc:date><text:p text:style-name="P25"><text:span text:style-name="T14">Sformułowanie anachroniczne</text:span></text:p></office:annotation><text:span text:style-name="T6">bycie tubą propagandową</text:span><office:annotation-end office:name="__Annotation__2400_2028586140"/><text:span text:style-name="T6"> hetmana wielkiego.</text:span></text:p>
      <text:p text:style-name="P6">- to nawet dobrze, przecie pan Sobieski wierny jest temu, co głosi, dla ojczyzny się poświęca - odparł pan Stefan.</text:p>
      <text:p text:style-name="P6">- jak pan Sobieski ojczyznę traktuje, mieliśmy widok za Szweda - zarzucił pan Jakub</text:p>
      <text:p text:style-name="P6">- za Szweda to i kilku tutaj obecnych niezbyt chwalebnie sobie poczynało - wtrącił stary stryj Maciej, który jako jeden z nielicznych mieszkańców zaścianka dobrze owe ciężkie termina, Potopem już nazwane, pamiętał.</text:p>
      <text:p text:style-name="P6">- co masz, stryju, na myśli? - spytał pan Stefan, jednak wszyscy obecni nabrali wody w usta i temat już tej zimy nie powrócił.</text:p>
      <text:p text:style-name="P6"/>
      <text:p text:style-name="P20">* * *</text:p>
      <text:p text:style-name="P20"/>
      <text:p text:style-name="P9">Z pocz<text:span text:style-name="T6">ą</text:span><text:span text:style-name="T9">tkiem lutego, na </text:span><text:span text:style-name="T6">ś</text:span><text:span text:style-name="T9">wi</text:span><text:span text:style-name="T6">ę</text:span><text:span text:style-name="T9">to Matki Boskiej, zjecha</text:span><text:span text:style-name="T6">ł</text:span><text:span text:style-name="T9"> do Ostrowskich z niespodziewan</text:span><text:span text:style-name="T6">ą</text:span><text:span text:style-name="T9"> wizyt</text:span><text:span text:style-name="T6">ą</text:span><text:span text:style-name="T9"> pan Starczy</text:span><text:span text:style-name="T6">ń</text:span><text:span text:style-name="T9">ski. W saniach sporo g</text:span><text:span text:style-name="T6">ą</text:span><text:span text:style-name="T9">siork</text:span><text:span text:style-name="T6">ó</text:span><text:span text:style-name="T9">w z przednim miodem przywi</text:span><text:span text:style-name="T6">ó</text:span><text:span text:style-name="T9">z</text:span><text:span text:style-name="T6">ł</text:span><text:span text:style-name="T9">, przeto za</text:span><text:span text:style-name="T6">ś</text:span><text:span text:style-name="T9">cianek nie na sucho wys</text:span><text:span text:style-name="T6">ł</text:span><text:span text:style-name="T9">uchiwa</text:span><text:span text:style-name="T6">ł</text:span><text:span text:style-name="T9"> relacji towarzysza pancernego o walkach z Tatarami. Pan Starczy</text:span><text:span text:style-name="T6">ń</text:span><text:span text:style-name="T9">ski jednak nie przewagi </text:span><text:span text:style-name="T9">swe </text:span><text:span text:style-name="T6">ś</text:span><text:span text:style-name="T9">wie</text:span><text:span text:style-name="T6">ż</text:span><text:span text:style-name="T9">e przyjecha</text:span><text:span text:style-name="T6">ł</text:span><text:span text:style-name="T9"> wspomina</text:span><text:span text:style-name="T6">ć</text:span><text:span text:style-name="T9">, jeno wyci</text:span><text:span text:style-name="T6">ą</text:span><text:span text:style-name="T9">gn</text:span><text:span text:style-name="T6">ąć</text:span><text:span text:style-name="T9"> chcia</text:span><text:span text:style-name="T6">ł</text:span><text:span text:style-name="T9"> Stefana Ostrowskiego do Warszawy, aby razem Sejmowi si</text:span><text:span text:style-name="T6">ę</text:span><text:span text:style-name="T9"> przyjrze</text:span><text:span text:style-name="T6">ć</text:span><text:span text:style-name="T9">. </text:span></text:p>
      <text:p text:style-name="Text_20_body"><text:span text:style-name="T10">W drugim tygodniu lutego pojechali zatem razem do Warszawy. Zatrzymawszy si</text:span><text:span text:style-name="T7">ę</text:span><text:span text:style-name="T10"> w jakiej</text:span><text:span text:style-name="T7">ś</text:span><text:span text:style-name="T10"> karczmie na Powi</text:span><text:span text:style-name="T7">ś</text:span><text:span text:style-name="T10">lu, jeszcze popo</text:span><text:span text:style-name="T7">ł</text:span><text:span text:style-name="T10">udniem tego dnia udali si</text:span><text:span text:style-name="T7">ę</text:span><text:span text:style-name="T10"> do Zamku Kr</text:span><text:span text:style-name="T7">ó</text:span><text:span text:style-name="T10">lewskiego i weszli na galeri</text:span><text:span text:style-name="T7">ę</text:span><text:span text:style-name="T10"> publiczno</text:span><text:span text:style-name="T7">ś</text:span><text:span text:style-name="T10">ci w izbie poselskiej. W</text:span><text:span text:style-name="T7">ł</text:span><text:span text:style-name="T10">a</text:span><text:span text:style-name="T7">ś</text:span><text:span text:style-name="T10">nie ko</text:span><text:span text:style-name="T7">ń</text:span><text:span text:style-name="T10">czy</text:span><text:span text:style-name="T7">ł</text:span><text:span text:style-name="T10">a swoj</text:span><text:span text:style-name="T7">ą</text:span><text:span text:style-name="T10"> przemow</text:span><text:span text:style-name="T7">ę</text:span><text:span text:style-name="T10"> pani Kuniecka, kt</text:span><text:span text:style-name="T7">ó</text:span><text:span text:style-name="T10">ra, cho</text:span><text:span text:style-name="T7">ć</text:span><text:span text:style-name="T10"> pos</text:span><text:span text:style-name="T7">ł</text:span><text:span text:style-name="T10">em nie b</text:span><text:span text:style-name="T7">ę</text:span><text:span text:style-name="T10">d</text:span><text:span text:style-name="T7">ą</text:span><text:span text:style-name="T10">c, wa</text:span><text:span text:style-name="T7">ż</text:span><text:span text:style-name="T10">n</text:span><text:span text:style-name="T7">ą</text:span><text:span text:style-name="T10"> i aktualn</text:span><text:span text:style-name="T7">ą</text:span><text:span text:style-name="T10"> spraw</text:span><text:span text:style-name="T7">ę</text:span><text:span text:style-name="T10"> przed izb</text:span><text:span text:style-name="T7">ę</text:span><text:span text:style-name="T10"> wnosi</text:span><text:span text:style-name="T7">ł</text:span><text:span text:style-name="T10">a.</text:span></text:p>
      <text:p text:style-name="Text_20_body"><text:span text:style-name="T10">- ...jako </text:span><text:span text:style-name="T7">ż</text:span><text:span text:style-name="T10">e ju</text:span><text:span text:style-name="T7">ż</text:span><text:span text:style-name="T10"> od pi</text:span><text:span text:style-name="T7">ę</text:span><text:span text:style-name="T10">ciu s</text:span><text:span text:style-name="T7">ą</text:span><text:span text:style-name="T10">d</text:span><text:span text:style-name="T7">ó</text:span><text:span text:style-name="T10">w mam wyroki, a przez lata czekam na napraw</text:span><text:span text:style-name="T7">ę</text:span><text:span text:style-name="T10"> tego bezprawia nies</text:span><text:span text:style-name="T7">ł</text:span><text:span text:style-name="T10">ychanego od Waszej Dostojno</text:span><text:span text:style-name="T7">ś</text:span><text:span text:style-name="T10">ci. Teraz wnosz</text:span><text:span text:style-name="T7">ę</text:span><text:span text:style-name="T10">, by Sejm mo</text:span><text:span text:style-name="T7">ś</text:span><text:span text:style-name="T10">ci Wojewod</text:span><text:span text:style-name="T7">ę</text:span><text:span text:style-name="T10"> do zwrotu tych ch</text:span><text:span text:style-name="T7">ł</text:span><text:span text:style-name="T10">op</text:span><text:span text:style-name="T7">ó</text:span><text:span text:style-name="T10">w mych do niego zbieg</text:span><text:span text:style-name="T7">ł</text:span><text:span text:style-name="T10">ych zmusi</text:span><text:span text:style-name="T7">ł</text:span><text:span text:style-name="T10">, prawa w tej Rzeczypospolitej i dla Wojewody i dla zwyk</text:span><text:span text:style-name="T7">ł</text:span><text:span text:style-name="T10">ych obywateli jednakie, a w mej osobie prawa Rzeczypospolitej s</text:span><text:span text:style-name="T7">ą</text:span><text:span text:style-name="T10"> tak d</text:span><text:span text:style-name="T7">ł</text:span><text:span text:style-name="T10">ugo deptane...</text:span></text:p>
      <text:p text:style-name="Dialog"><text:span text:style-name="T9">Tu przerwa</text:span><text:span text:style-name="T6">ł</text:span><text:span text:style-name="T9"> jejmo</text:span><text:span text:style-name="T6">ś</text:span><text:span text:style-name="T9">ci ksi</text:span><text:span text:style-name="T6">ążę</text:span><text:span text:style-name="T9"> podkancle</text:span><text:span text:style-name="T6">rzy:</text:span></text:p>
      <text:p text:style-name="Dialog"><text:span text:style-name="T6">- </text:span><text:span text:style-name="T9">Wa</text:span><text:span text:style-name="T6">ć</text:span><text:span text:style-name="T9">pani racz od</text:span><text:span text:style-name="T6">ł</text:span><text:span text:style-name="T9">o</text:span><text:span text:style-name="T6">ż</text:span><text:span text:style-name="T9">y</text:span><text:span text:style-name="T6">ć</text:span><text:span text:style-name="T9"> te sprawy na sejm p</text:span><text:span text:style-name="T6">óź</text:span><text:span text:style-name="T9">niejszy, teraz radzimy w obronie Rzeczypospolitej, nie przeszkadzaj nam Wasza Mo</text:span><text:span text:style-name="T6">ść</text:span><text:span text:style-name="T9">, bo wostatku ka</text:span><text:span text:style-name="T6">żę</text:span><text:span text:style-name="T9"> wyprowadzi</text:span><text:span text:style-name="T6">ć</text:span></text:p>
      <text:p text:style-name="Dialog"><text:span text:style-name="T6">- </text:span><text:span text:style-name="T9">Co mi po tej obronie? Samowola Pana Wojewody za ord</text:span><text:span text:style-name="T6">ę</text:span><text:span text:style-name="T9"> mi stanie...</text:span></text:p>
      <text:p text:style-name="Text_20_body">Przys<text:span text:style-name="T6">ł</text:span>uchuj<text:span text:style-name="T6">ą</text:span>cy si<text:span text:style-name="T6">ę</text:span> tej debacie pose<text:span text:style-name="T6">ł</text:span> cesarski Stom pochyli<text:span text:style-name="T6">ł</text:span> si<text:span text:style-name="T6">ę</text:span> do s<text:span text:style-name="T6">ą</text:span>siada, pos<text:span text:style-name="T6">ł</text:span>a francuskiego, pana de Bethune, i rzek<text:span text:style-name="T6">ł</text:span>:</text:p>
      <text:p text:style-name="P8"><text:soft-page-break/>- gdyby kr<text:span text:style-name="T6">ó</text:span>l waszmo<text:span text:style-name="T6">ś</text:span>ci swego osma<text:span text:style-name="T6">ń</text:span>skiego sojusznika wesprze<text:span text:style-name="T6">ć</text:span> chcia<text:span text:style-name="T6">ł</text:span> obron<text:span text:style-name="T6">ę</text:span> tego kr<text:span text:style-name="T6">ó</text:span>lestwa <text:span text:style-name="T6">paraliżując</text:span>, lepszego sposobu by nie znalaz<text:span text:style-name="T6">ł</text:span>...</text:p>
      <text:p text:style-name="P8">- Nie na Warszaw<text:span text:style-name="T6">ę</text:span> maszeruj<text:span text:style-name="T6">ą</text:span>ce wojska tureckie widzia<text:span text:style-name="T6">ł</text:span>by ch<text:span text:style-name="T6">ę</text:span>tnie m<text:span text:style-name="T6">ó</text:span>j pan, nie tajemnica to – odrzek<text:span text:style-name="T6">ł</text:span> de Bethune, namy<text:span text:style-name="T6">ś</text:span>laj<text:span text:style-name="T6">ą</text:span>c si<text:span text:style-name="T6">ę</text:span> nad sugesti<text:span text:style-name="T6">ą</text:span> zawart<text:span text:style-name="T6">ą</text:span> w s<text:span text:style-name="T6">ł</text:span>owach Stoma. Czy cesarz ju<text:span text:style-name="T6">ż</text:span> wp<text:span text:style-name="T6">ł</text:span>ywa w ten spos<text:span text:style-name="T6">ó</text:span>b na polityk<text:span text:style-name="T6">ę</text:span> Rzeczypospolitej?</text:p>
      <text:p text:style-name="P8"/>
      <text:p text:style-name="Text_20_body"><text:span text:style-name="T1">Sejm obradowa</text:span><text:span text:style-name="T7">ł</text:span><text:span text:style-name="T10"> dalej, chc</text:span><text:span text:style-name="T7">ą</text:span><text:span text:style-name="T10">c nie chc</text:span><text:span text:style-name="T7">ą</text:span><text:span text:style-name="T10">c,</text:span><text:span text:style-name="T9"> </text:span><text:span text:style-name="T10">spraw</text:span><text:span text:style-name="T7">ą</text:span><text:span text:style-name="T10"> zbieg</text:span><text:span text:style-name="T7">ł</text:span><text:span text:style-name="T10">ych ch</text:span><text:span text:style-name="T7">ł</text:span><text:span text:style-name="T10">op</text:span><text:span text:style-name="T7">ó</text:span><text:span text:style-name="T10">w pani Kunieckiej. Wreszcie winnego wojewod</text:span><text:span text:style-name="T7">ę</text:span><text:span text:style-name="T10"> ujawniono i ukarano: zap</text:span><text:span text:style-name="T7">ł</text:span><text:span text:style-name="T10">aci</text:span><text:span text:style-name="T7">ł</text:span><text:span text:style-name="T10"> 2000 z</text:span><text:span text:style-name="T7">ł</text:span><text:span text:style-name="T10">otych od razu i zosta</text:span><text:span text:style-name="T7">ł</text:span><text:span text:style-name="T10"> zobowiązany do wydania jednego zbieg</text:span><text:span text:style-name="T7">ł</text:span><text:span text:style-name="T10">ego ch</text:span><text:span text:style-name="T7">ł</text:span><text:span text:style-name="T10">opa. Ten akt wyczerpa</text:span><text:span text:style-name="T7">ł</text:span><text:span text:style-name="T10"> si</text:span><text:span text:style-name="T7">ł</text:span><text:span text:style-name="T10">y pos</text:span><text:span text:style-name="T7">łó</text:span><text:span text:style-name="T10">w i na dzie</text:span><text:span text:style-name="T7">ń</text:span><text:span text:style-name="T10"> dzisiejszy obrady zako</text:span><text:span text:style-name="T7">ń</text:span><text:span text:style-name="T10">czono. </text:span></text:p>
      <text:p text:style-name="Text_20_body"><text:span text:style-name="T1">Panowie Starczy</text:span><text:span text:style-name="T7">ń</text:span><text:span text:style-name="T10">ski i Ostrowski wychodz</text:span><text:span text:style-name="T7">ą</text:span><text:span text:style-name="T10">c z Zamku kr</text:span><text:span text:style-name="T7">ó</text:span><text:span text:style-name="T10">lewskiego spotkali stra</text:span><text:span text:style-name="T7">ż</text:span><text:span text:style-name="T10">nika koronnego, Bidzi</text:span><text:span text:style-name="T7">ń</text:span><text:span text:style-name="T10">skiego. Ten odk</text:span><text:span text:style-name="T7">ł</text:span><text:span text:style-name="T10">oni</text:span><text:span text:style-name="T7">ł</text:span><text:span text:style-name="T10"> si</text:span><text:span text:style-name="T7">ę</text:span><text:span text:style-name="T10"> przyjacio</text:span><text:span text:style-name="T7">ł</text:span><text:span text:style-name="T10">om i wezwa</text:span><text:span text:style-name="T7">ł</text:span><text:span text:style-name="T10"> ich do siebie.</text:span></text:p>
      <text:p text:style-name="Dialog"><text:span text:style-name="T10">- </text:span><text:span text:style-name="T9">Moich </text:span><text:span text:style-name="T6">ż</text:span><text:span text:style-name="T9">o</text:span><text:span text:style-name="T6">ł</text:span><text:span text:style-name="T9">nierz</text:span><text:span text:style-name="T6">ó</text:span><text:span text:style-name="T9">w do polityki ci</text:span><text:span text:style-name="T6">ą</text:span><text:span text:style-name="T9">gnie?</text:span></text:p>
      <text:p text:style-name="Dialog"><text:span text:style-name="T9">- </text:span><text:span text:style-name="T6">Debaty o przyszłej kampanii posłuchać chcieliśmy. Jednak wiele dziś posłowie nie zdecydowali. W ten sposób to do lata kampanii nie wyszykować - narzekał pan Ostrowski.</text:span></text:p>
      <text:p text:style-name="P6">-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6">- Tak zamiaruję, nawet lepiej się wyposażyć niż roku przeszłego, bom dobra trochę od Tatarów nabrał. Na cztery konie mi starczy - chwalił się pan Stefan.</text:p>
      <text:p text:style-name="Dialog">- Widz<text:span text:style-name="T6">ę</text:span><text:span text:style-name="T9"> </text:span><text:span text:style-name="T6">ż</text:span><text:span text:style-name="T9">e u wa</text:span><text:span text:style-name="T6">ś</text:span><text:span text:style-name="T9">ci g</text:span><text:span text:style-name="T6">ł</text:span><text:span text:style-name="T9">owa na karku. A waszmo</text:span><text:span text:style-name="T6">ść</text:span><text:span text:style-name="T9"> cztery konie wystawisz? - spyta</text:span><text:span text:style-name="T6">ł</text:span><text:span text:style-name="T9"> si</text:span><text:span text:style-name="T6">ę</text:span><text:span text:style-name="T9"> pan stra</text:span><text:span text:style-name="T6">ż</text:span><text:span text:style-name="T9">nik Starczy</text:span><text:span text:style-name="T6">ń</text:span><text:span text:style-name="T9">skiego, kt</text:span><text:span text:style-name="T6">ó</text:span><text:span text:style-name="T9">ry przytakn</text:span><text:span text:style-name="T6">ął</text:span><text:span text:style-name="T9">.</text:span></text:p>
      <text:p text:style-name="Dialog"><text:span text:style-name="T9">- Z</text:span>atem b<text:span text:style-name="T6">ę</text:span><text:span text:style-name="T9">dziecie porucznikami w waszych chor</text:span><text:span text:style-name="T6">ą</text:span><text:span text:style-name="T9">gwiach, pom</text:span><text:span text:style-name="T6">ó</text:span><text:span text:style-name="T9">wi</text:span><text:span text:style-name="T6">ę</text:span><text:span text:style-name="T9"> o tym z panem Mi</text:span><text:span text:style-name="T6">ą</text:span><text:span text:style-name="T9">czy</text:span><text:span text:style-name="T6">ń</text:span><text:span text:style-name="T9">skim</text:span><text:span text:style-name="T6">.</text:span></text:p>
      <text:p text:style-name="P1"/>
      <text:p text:style-name="Text_20_body">Sejm obradowa<text:span text:style-name="T6">ł</text:span><text:span text:style-name="T9"> a</text:span><text:span text:style-name="T6">ż</text:span><text:span text:style-name="T9"> do marca, uchwalaj</text:span><text:span text:style-name="T6">ą</text:span><text:span text:style-name="T9">c jednak wbrew wszelkim obawom i wbrew zakulisowym dzia</text:span><text:span text:style-name="T6">ł</text:span><text:span text:style-name="T9">aniom Pac</text:span><text:span text:style-name="T6">ó</text:span><text:span text:style-name="T9">w podatki na now</text:span><text:span text:style-name="T6">ą</text:span><text:span text:style-name="T9"> kampani</text:span><text:span text:style-name="T6">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9"> </text:span>Pan hetman wielki koronny Sobieski <text:span text:style-name="T6">wyjechał </text:span>z pos<text:span text:style-name="T6">ł</text:span><text:span text:style-name="T9">em de Bethune do swej rezydencji w Jaworowie. Jechali kilka dni saniami. Pa</text:span><text:span text:style-name="T6">ł</text:span><text:span text:style-name="T9">ac Sobieskich </text:span><text:span text:style-name="T6">ś</text:span><text:span text:style-name="T9">wie</text:span><text:span text:style-name="T6">ż</text:span><text:span text:style-name="T9">o odbudowany po zniszczeniach, jakich dozna</text:span><text:span text:style-name="T6">ł</text:span><text:span text:style-name="T9"> od konfederat</text:span><text:span text:style-name="T6">ó</text:span><text:span text:style-name="T9">w go</text:span><text:span text:style-name="T6">łą</text:span><text:span text:style-name="T9">bskich wy</text:span><text:span text:style-name="T6">ł</text:span><text:span text:style-name="T9">oni</text:span><text:span text:style-name="T6">ł</text:span><text:span text:style-name="T9"> si</text:span><text:span text:style-name="T6">ę</text:span><text:span text:style-name="T9"> biel</text:span><text:span text:style-name="T6">ą</text:span><text:span text:style-name="T9"> swoich </text:span><text:span text:style-name="T6">ś</text:span><text:span text:style-name="T9">cian zza zakr</text:span><text:span text:style-name="T6">ę</text:span><text:span text:style-name="T9">tu alei.</text:span></text:p>
      <text:p text:style-name="P21"/>
      <text:p text:style-name="Dialog"><text:span text:style-name="T9">- ach, nigdy jeszcze nie widzia</text:span><text:span text:style-name="T6">ł</text:span><text:span text:style-name="T9">em tak pi</text:span><text:span text:style-name="T6">ę</text:span><text:span text:style-name="T9">knie uszykowanego i tak du</text:span><text:span text:style-name="T6">ż</text:span><text:span text:style-name="T9">ego stosu paliwa – powiedzia</text:span><text:span text:style-name="T6">ł</text:span><text:span text:style-name="T9"> pan Bethune na widok drewnianego pa</text:span><text:span text:style-name="T6">ł</text:span><text:span text:style-name="T9">acu.</text:span></text:p>
      <text:p text:style-name="Dialog"><text:span text:style-name="T9">- B</text:span><text:span text:style-name="T6">ę</text:span><text:span text:style-name="T9">d</text:span><text:span text:style-name="T6">ą</text:span><text:span text:style-name="T9"> mieli nast</text:span><text:span text:style-name="T6">ę</text:span><text:span text:style-name="T9">pni konfederaci uciech</text:span><text:span text:style-name="T6">ę, gdy przeciw mnie si</text:span><text:span text:style-name="T6">ę</text:span><text:span text:style-name="T6"> podnios</text:span><text:span text:style-name="T6">ą</text:span><text:span text:style-name="T6">.</text:span></text:p>
      <text:p text:style-name="Dialog"><text:span text:style-name="T6">- Czy planuje wasza dostojno</text:span><text:span text:style-name="T6">ść</text:span><text:span text:style-name="T6"> kontrowersyjne posuni</text:span><text:span text:style-name="T6">ę</text:span><text:span text:style-name="T6">cia?</text:span></text:p>
      <text:p text:style-name="Dialog">- Posuni<text:span text:style-name="T6">ę</text:span><text:span text:style-name="T9">cia s</text:span><text:span text:style-name="T6">ą</text:span><text:span text:style-name="T9"> konieczne dla dobra tego kraju, widzi to ka</text:span><text:span text:style-name="T6">ż</text:span><text:span text:style-name="T9">dy...</text:span></text:p>
      <text:p text:style-name="Text_20_body"><text:span text:style-name="T9">Dalej ju</text:span><text:span text:style-name="T6">ż rozmawiali we dworze przy uroczyście podanym poczęstunku. Rodziny pana hetmana we dworze nie by</text:span><text:span text:style-name="T6">ł</text:span><text:span text:style-name="T6">o, i ze s</text:span><text:span text:style-name="T6">łuż</text:span><text:span text:style-name="T6">by tylko niewiele, gdy</text:span><text:span text:style-name="T6">ż</text:span><text:span text:style-name="T6"> wi</text:span><text:span text:style-name="T6">ę</text:span><text:span text:style-name="T6">kszo</text:span><text:span text:style-name="T6">ść</text:span><text:span text:style-name="T6"> domownik</text:span><text:span text:style-name="T6">ó</text:span><text:span text:style-name="T6">w wyjecha</text:span><text:span text:style-name="T6">ł</text:span><text:span text:style-name="T6">a pod Warszaw</text:span><text:span text:style-name="T6">ę</text:span><text:span text:style-name="T6">, jako </text:span><text:span text:style-name="T6">ż</text:span><text:span text:style-name="T6">e Jawor</text:span><text:span text:style-name="T6">ó</text:span><text:span text:style-name="T6">w zbyt blisko teren</text:span><text:span text:style-name="T6">ó</text:span><text:span text:style-name="T6">w obj</text:span><text:span text:style-name="T6">ę</text:span><text:span text:style-name="T6">tych wojn</text:span><text:span text:style-name="T6">ą</text:span><text:span text:style-name="T6"> by</text:span><text:span text:style-name="T6">ł</text:span><text:span text:style-name="T6"> po</text:span><text:span text:style-name="T6">ł</text:span><text:span text:style-name="T6">o</text:span><text:span text:style-name="T6">ż</text:span><text:span text:style-name="T6">ony. Pan hetman i pose</text:span><text:span text:style-name="T6">ł</text:span><text:span text:style-name="T6"> francuski mogli zatem rozmawia</text:span><text:span text:style-name="T6">ć</text:span><text:span text:style-name="T6"> bez </text:span><text:span text:style-name="T6">ś</text:span><text:span text:style-name="T6">wiadk</text:span><text:span text:style-name="T6">ó</text:span><text:span text:style-name="T6">w.</text:span></text:p>
      <text:p text:style-name="P6">- Zanim czegokolwiek się tu dokona, obecne niebezpieczeństwo osmańskie zażegnać trzeba. Jednakowoż nie wiem, czy na wsparcie Francji liczyć w tym mogę.</text:p>
      <text:p text:style-name="P6">- Jego wysokość pragnie by Turcja sprzymierzeńców cesarza gromiła.</text:p>
      <text:p text:style-name="P6"><text:soft-page-break/>- Rzeczpospolita nie musi być sprzymierzeńcem cesarza...</text:p>
      <text:p text:style-name="P6">- Przy obecnym królu i jego małżonce najwyraźniej musi.</text:p>
      <text:p text:style-name="P6">- Przy obecnym królu...</text:p>
      <text:p text:style-name="P6">- Wasza dostojność ma na myśli...</text:p>
      <text:p text:style-name="P6">-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krewnym, którym wszak jesteś przez żonę mą miłą.</text:p>
      <text:p text:style-name="P6">- Francja pomoże, jeśli na tronie zasiądzie nieprzyjaciel Habsburgów.</text:p>
      <text:p text:style-name="P6">- Poprzedni król tego kraju, który przyjacielem był Francji, próżno jednak pomocy wyglądał - pan Sobieski wspomniał spodziewane, ale niezrealizowane lądowanie wojsk francuskich, które miałyby wesprzeć króla Jana Kazimierza.</text:p>
      <text:p text:style-name="P6">- Bo źle tę pomoc obmyślono. Nie dodatkowego żołnierza temu krajowi potrzeba, wybitnych wodzów też tutaj dostatek - tu de Bethune skłonił się Sobieskiemu - ale pieniędzy. Francja wspomoże swego przyjaciela, konkretniej teraz mówić nie mogę.</text:p>
      <text:p text:style-name="P6">-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6">- Wpływy w Konstantynopolu użyte zostaną, bo ani osłabienie Rzeczypospolitej, ani marsz Turków na północ w interesie Francji nie leżą. Obawiam się jednak, że dyplomacja królewska dla was Kamieńca nie odzyska.</text:p>
      <text:p text:style-name="Text_20_body"><text:span text:style-name="T6">Po rozmowie tak szczerej z posłem de Bethune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 by grzeczny komput utrzymać, </text:span><office:annotation office:name="__Annotation__2319_2028586140"><dc:creator>nieznany</dc:creator><dc:date>2014-12-29T22:18:42.47</dc:date><text:p text:style-name="P25"><text:span text:style-name="T14">Poprawić to sformułowanie</text:span></text:p></office:annotation><text:span text:style-name="T6">dla króla Francji niezbyt znacząca być musiała,</text:span><office:annotation-end office:name="__Annotation__2319_2028586140"/><text:span text:style-name="T6"> i nawet tocząc wojnę z Cesarstwem, król Ludwik mógł ze swej wiecznie pustawej szkatuły jednak wystarczająco Sobieskiemu sypnąć. Dwie rzeczy zatem by tylko pozostały: zwycięstwo walne nad Turkiem odnieść i doprowadzi</text:span><text:span text:style-name="T6">ć</text:span><text:span text:style-name="T6"> do zmiany na tronie. Przy czym to pierwsze tylko od hetmana zale</text:span><text:span text:style-name="T6">ż</text:span><text:span text:style-name="T6">y, a to drugie trzeba pozostawi</text:span><text:span text:style-name="T6">ć</text:span><text:span text:style-name="T6"> losowi - chyba </text:span><text:span text:style-name="T6">ż</text:span><text:span text:style-name="T6">e apteka i ka</text:span><text:span text:style-name="T6">ł</text:span><text:span text:style-name="T6">amarz </text:span><office:annotation office:name="__Annotation__2320_2028586140"><dc:creator>nieznany</dc:creator><dc:date>2014-12-29T22:19:08.47</dc:date><text:p text:style-name="P25"><text:span text:style-name="T14">Powtórka - poprawić</text:span></text:p></office:annotation><text:span text:style-name="T6">pozostaj</text:span><text:span text:style-name="T6">ą</text:span><office:annotation-end office:name="__Annotation__2320_2028586140"/><text:span text:style-name="T6"> pewn</text:span><text:span text:style-name="T6">ą</text:span><text:span text:style-name="T6"> mo</text:span><text:span text:style-name="T6">ż</text:span><text:span text:style-name="T6">liwo</text:span><text:span text:style-name="T6">ś</text:span><text:span text:style-name="T6">ci</text:span><text:span text:style-name="T6">ą</text:span><text:span text:style-name="T6">...</text:span></text:p>
      <text:p text:style-name="P10"/>
      <text:p text:style-name="P1"/>
      <text:list xml:id="list41508345" text:continue-numbering="true" text:style-name="Outline">
        <text:list-item>
          <text:h text:style-name="P14" text:outline-level="1"/>
        </text:list-item>
      </text:list>
      <text:p text:style-name="Text_20_body">Pan Stefan Ostrowski maszerowa<text:span text:style-name="T6">ł</text:span><text:span text:style-name="T9"> wraz z lekk</text:span><text:span text:style-name="T6">ą</text:span><text:span text:style-name="T9"> chor</text:span><text:span text:style-name="T6">ą</text:span><text:span text:style-name="T9">gwi</text:span><text:span text:style-name="T6">ą</text:span><text:span text:style-name="T9"> na czele wojska. Ponownie stanowili stra</text:span><text:span text:style-name="T6">ż</text:span><text:span text:style-name="T9"> przedni</text:span><text:span text:style-name="T6">ą</text:span><text:span text:style-name="T9"> armii koronnej posuwaj</text:span><text:span text:style-name="T6">ą</text:span><text:span text:style-name="T9">cej si</text:span><text:span text:style-name="T6">ę</text:span><text:span text:style-name="T9"> w głąb Rusi, w kierunku nieprzyjaciela, kt</text:span><text:span text:style-name="T6">ó</text:span><text:span text:style-name="T9">ry umocni</text:span><text:span text:style-name="T6">ł</text:span><text:span text:style-name="T9"> si</text:span><text:span text:style-name="T6">ę</text:span><text:span text:style-name="T9"> w okolicy Kamie</text:span><text:span text:style-name="T6">ń</text:span><text:span text:style-name="T9">ca Podolskiego. Wojsko polskie nie by</text:span><text:span text:style-name="T6">ł</text:span><text:span text:style-name="T9">o tym razem zebranym napr</text:span><text:span text:style-name="T6">ę</text:span><text:span text:style-name="T9">dce hufcem, aby odegna</text:span><text:span text:style-name="T6">ć</text:span><text:span text:style-name="T9"> zagony tatarskie pustosz</text:span><text:span text:style-name="T6">ą</text:span><text:span text:style-name="T9">ce kraj. Tym razem by</text:span><text:span text:style-name="T6">ł</text:span><text:span text:style-name="T9">a to powa</text:span><text:span text:style-name="T6">ż</text:span><text:span text:style-name="T9">na odpowied</text:span><text:span text:style-name="T6">ź</text:span><text:span text:style-name="T9"> Rzeczypospolitej, ca</text:span><text:span text:style-name="T6">ł</text:span><text:span text:style-name="T9">a armia jak</text:span><text:span text:style-name="T6">ą</text:span><text:span text:style-name="T9"> mo</text:span><text:span text:style-name="T6">ż</text:span><text:span text:style-name="T9">na by</text:span><text:span text:style-name="T6">ł</text:span><text:span text:style-name="T9">o wystawi</text:span><text:span text:style-name="T6">ć</text:span><text:span text:style-name="T9">, tym razem mieli zaatakowa</text:span><text:span text:style-name="T6">ć</text:span><text:span text:style-name="T9"> g</text:span><text:span text:style-name="T6">łó</text:span><text:span text:style-name="T9">wne si</text:span><text:span text:style-name="T6">ł</text:span><text:span text:style-name="T9">y tureckie. Za plecami pana Ostrowskiego maszerowa</text:span><text:span text:style-name="T6">ł</text:span><text:span text:style-name="T9">a zatem chor</text:span><text:span text:style-name="T6">ą</text:span><text:span text:style-name="T9">giew pancerna pod dow</text:span><text:span text:style-name="T6">ó</text:span><text:span text:style-name="T9">dztwem pana Starczy</text:span><text:span text:style-name="T6">ń</text:span><text:span text:style-name="T9">skiego, inne chor</text:span><text:span text:style-name="T6">ą</text:span><text:span text:style-name="T9">gwie lekkie i pancerne, dalej husarze ze swoimi skrzyd</text:span><text:span text:style-name="T6">ł</text:span><text:span text:style-name="T9">ami - p</text:span><text:span text:style-name="T6">ó</text:span><text:span text:style-name="T9">ki co wiezionymi na wozach wraz z kopiami. Dalej jeszcze maszerowali liczni dragoni, potem ci</text:span><text:span text:style-name="T6">ęż</text:span><text:span text:style-name="T9">kie czworoboki piechoty cudzoziemskiego zaci</text:span><text:span text:style-name="T6">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Text_20_body"><text:span text:style-name="T6">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span></text:p>
      <text:p text:style-name="Text_20_body"><text:span text:style-name="T6"/></text:p>
      <text:p text:style-name="P22"><text:span text:style-name="T6">* * *</text:span></text:p>
      <text:p text:style-name="Text_20_body"><text:span text:style-name="T6"/></text:p>
      <text:p text:style-name="Text_20_body"><text:span text:style-name="T6">Pan hetman skończył przedstawiać swój plan wojny, zaktualizowany na podstawie ostatnich doniesień o rozlokowaniu i zamiarach wojsk tureckich, dostojnikom zebranym na ostatniej przed orężnym rozstrzygnięciem naradzie we Lwowie. </text:span></text:p>
      <text:p text:style-name="Dialog"><text:span text:style-name="T6">-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span></text:p>
      <text:p text:style-name="Dialog"><text:span text:style-name="T6">- Wojska litewskie, czyli ochotnicy litewscy, zbyt nieliczni na tej wyprawie będą, by się jeszcze rozdzielać - zaoponował hetman wielki litewski, Michał Pac.</text:span></text:p>
      <text:p text:style-name="Dialog"><text:span text:style-name="T6">- Jakże to, ochotnicy - zdziwił się hetman wielki koronny - przecie na sejmie w Warszawie komput litewski uchwaliliśmy, zebrać już się dawno powinien i wyruszyć...</text:span></text:p>
      <text:p text:style-name="Dialog"><text:span text:style-name="T6">- Komput litewski zebrał się, ale poza granice Litwy nie wyruszy.</text:span></text:p>
      <text:p text:style-name="Dialog"><text:span text:style-name="T6">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span></text:p>
      <text:p text:style-name="Dialog"><text:span text:style-name="T6">- Co Wasza Dostojność mówisz, wróg w granicach Rzeczypospolitej, całe południe kraju zagrożone...?</text:span></text:p>
      <text:p text:style-name="Dialog"><text:span text:style-name="T6">- Obronę całych południowych granic za wzięciem Kijowa i Bracławia w 1569 roku panowie koronni na się wziąć raczyli - odparł Pac.</text:span></text:p>
      <text:p text:style-name="Dialog"><text:span text:style-name="T6">- Mośći panowie, tak być nie może - przemówił wreszcie król - Turek nie wojuje z Litwą, czy z Koroną, czy z Rzeczpospolitą tylko nawet, lecz całego chrześcijaństwa to nieprzyjaciel.</text:span></text:p>
      <text:p text:style-name="Text_20_body"><text:soft-page-break/><text:span text:style-name="T6">Zupełnie przypadkowo król trafił w czułą strunę hetmana litewskiego. Wiedząc o tym, biskup krakowski Trzebicki pociągnął wątek:</text:span></text:p>
      <text:p text:style-name="Dialog"><text:span text:style-name="T6">- Zaiste, grzechem by to było nie tylko nieposłuszeństwa i pychy wobec króla tej Rzeczypospolitej, ale bezbożnym postępkiem chcesz się. Wielmożny hetmanie splamić... Proszę cię ja, sługa Boży, wspomóż walkę z poganinem...</text:span></text:p>
      <text:p text:style-name="Text_20_body"><text:span text:style-name="T6">Hetman wielki litewski dał się najwyraźniej przekonać:</text:span></text:p>
      <text:p text:style-name="Dialog"><text:span text:style-name="T6">- Dobrze, dla obrony chrześcijaństwa jedynie, a nie dla czyjejś osobistej chwały - tu spojrzał na Sobieskiego - Litwini wyruszą na tę wojnę... Kamieniec miniemy na początku listopada...</text:span></text:p>
      <text:p text:style-name="Text_20_body"><text:span text:style-name="T6">Dalej narada potoczyła się normalnym wojskowym torem. Sobieski jednak miał kolejne powody, by rozmyślać nad sposobami zwiększenia dyscypliny wojskowej - tym razem wśród najwyższego dowództwa.</text:span></text:p>
      <text:p text:style-name="Text_20_body"><text:span text:style-name="T6"/></text:p>
      <text:p text:style-name="P22"><text:span text:style-name="T6">* * *</text:span></text:p>
      <text:p text:style-name="Text_20_body"><text:span text:style-name="T6"/></text:p>
      <text:p text:style-name="Text_20_body"><text:span text:style-name="T6">Wołosi są z nami!</text:span></text:p>
      <text:p text:style-name="Text_20_body"><text:span text:style-name="T6"/></text:p>
      <text:p text:style-name="Text_20_body"><text:span text:style-name="T6"/></text:p>
      <text:p text:style-name="Text_20_body"><text:span text:style-name="T6"/></text:p>
      <text:p text:style-name="Text_20_body"/>
      <text:list xml:id="list5257282903732845153" text:style-name="L1">
        <text:list-item>
          <text:p text:style-name="P24">Przecie<text:span text:style-name="T6">ż</text:span><text:span text:style-name="T9"> jego wielmożność hetman litewski pobo</text:span><text:span text:style-name="T6">ż</text:span><text:span text:style-name="T9">ny wielce...</text:span></text:p>
        </text:list-item>
        <text:list-item>
          <text:p text:style-name="P24"><text:span text:style-name="T9">Pobo</text:span><text:span text:style-name="T6">ż</text:span><text:span text:style-name="T9">ny nie znaczy zbawiony – odpar</text:span><text:span text:style-name="T6">ł</text:span><text:span text:style-name="T9"> biskup</text:span></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9cm"/>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3" style:font-size-complex="8pt"/>
    </style:style>
    <style:style style:name="Dialog" style:family="paragraph" style:parent-style-name="Standard" style:default-outline-level="" style:list-style-name="">
      <style:paragraph-properties fo:margin-top="0cm" fo:margin-bottom="0cm"/>
      <style:text-properties fo:language="pl" fo:country="PL"/>
    </style:style>
    <style:style style:name="List_20_Bullet" style:display-name="List Bullet" style:family="paragraph" style:parent-style-name="Standard" style:default-outline-level="" style:list-style-nam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Rozdział " style:num-format="I" text:start-value="2">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317</meta:editing-cycles>
    <meta:creation-date>2014-08-22T08:05:00</meta:creation-date>
    <dc:date>2015-01-02T21:34:18.02</dc:date>
    <meta:editing-duration>P6DT17H50M8S</meta:editing-duration>
    <meta:generator>OpenOffice/4.1.1$Win32 OpenOffice.org_project/411m6$Build-9775</meta:generator>
    <meta:document-statistic meta:table-count="0" meta:image-count="0" meta:object-count="0" meta:page-count="26" meta:paragraph-count="277" meta:word-count="11137" meta:character-count="75298"/>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